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ttps://www.maximintegrated.com/en/app-notes/index.mvp/id/428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h</text:p>
          </table:table-cell>
          <table:table-cell office:value-type="float" office:value="2.2448" calcext:value-type="float">
            <text:p>2.2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</text:p>
          </table:table-cell>
          <table:table-cell table:style-name="ce1" office:value-type="float" office:value="-2.2448" calcext:value-type="float">
            <text:p>-2.244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table:style-name="ce1" office:value-type="float" office:value="256" calcext:value-type="float">
            <text:p>25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step</text:p>
          </table:table-cell>
          <table:table-cell table:formula="of:=([.B3]-[.B4])/([.B5]-1)" office:value-type="float" office:value="0.0176062745098039" calcext:value-type="float">
            <text:p>0.0176062745</text:p>
          </table:table-cell>
          <table:table-cell/>
          <table:table-cell office:value-type="string" calcext:value-type="string">
            <text:p>Vt= Vh – Vl / (steps-1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Wiper Vol</text:p>
          </table:table-cell>
          <table:table-cell office:value-type="string" calcext:value-type="string">
            <text:p>Volt 23:1 Div</text:p>
          </table:table-cell>
          <table:table-cell office:value-type="string" calcext:value-type="string">
            <text:p>THAT2180 dB</text:p>
          </table:table-cell>
          <table:table-cell office:value-type="string" calcext:value-type="string">
            <text:p>Vout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" office:value-type="float" office:value="2.2448" calcext:value-type="float">
            <text:p>2.2448</text:p>
          </table:table-cell>
          <table:table-cell table:formula="of:=[.B9]/23" office:value-type="float" office:value="0.0976" calcext:value-type="float">
            <text:p>0.0976</text:p>
          </table:table-cell>
          <table:table-cell table:formula="of:=[.C9]/-0.0061" office:value-type="float" office:value="-16" calcext:value-type="float">
            <text:p>-16</text:p>
          </table:table-cell>
          <table:table-cell table:formula="of:=POWER(10;[.D9]/20)" office:value-type="float" office:value="0.158489319246111" calcext:value-type="float">
            <text:p>0.158489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-[.$B$6]" office:value-type="float" office:value="2.2271937254902" calcext:value-type="float">
            <text:p>2.2271937255</text:p>
          </table:table-cell>
          <table:table-cell table:formula="of:=[.B10]/23" office:value-type="float" office:value="0.0968345098039216" calcext:value-type="float">
            <text:p>0.0968345098</text:p>
          </table:table-cell>
          <table:table-cell table:formula="of:=[.C10]/-0.0061" office:value-type="float" office:value="-15.8745098039216" calcext:value-type="float">
            <text:p>-15.8745098039</text:p>
          </table:table-cell>
          <table:table-cell table:formula="of:=POWER(10;[.D10]/20)" office:value-type="float" office:value="0.160795729302362" calcext:value-type="float">
            <text:p>0.1607957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0]-[.$B$6]" office:value-type="float" office:value="2.20958745098039" calcext:value-type="float">
            <text:p>2.209587451</text:p>
          </table:table-cell>
          <table:table-cell table:formula="of:=[.B11]/23" office:value-type="float" office:value="0.0960690196078431" calcext:value-type="float">
            <text:p>0.0960690196</text:p>
          </table:table-cell>
          <table:table-cell table:formula="of:=[.C11]/-0.0061" office:value-type="float" office:value="-15.7490196078431" calcext:value-type="float">
            <text:p>-15.7490196078</text:p>
          </table:table-cell>
          <table:table-cell table:formula="of:=POWER(10;[.D11]/20)" office:value-type="float" office:value="0.163135703307104" calcext:value-type="float">
            <text:p>0.1631357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]-[.$B$6]" office:value-type="float" office:value="2.19198117647059" calcext:value-type="float">
            <text:p>2.1919811765</text:p>
          </table:table-cell>
          <table:table-cell table:formula="of:=[.B12]/23" office:value-type="float" office:value="0.0953035294117647" calcext:value-type="float">
            <text:p>0.0953035294</text:p>
          </table:table-cell>
          <table:table-cell table:formula="of:=[.C12]/-0.0061" office:value-type="float" office:value="-15.6235294117647" calcext:value-type="float">
            <text:p>-15.6235294118</text:p>
          </table:table-cell>
          <table:table-cell table:formula="of:=POWER(10;[.D12]/20)" office:value-type="float" office:value="0.165509729698477" calcext:value-type="float">
            <text:p>0.1655097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2]-[.$B$6]" office:value-type="float" office:value="2.17437490196078" calcext:value-type="float">
            <text:p>2.174374902</text:p>
          </table:table-cell>
          <table:table-cell table:formula="of:=[.B13]/23" office:value-type="float" office:value="0.0945380392156863" calcext:value-type="float">
            <text:p>0.0945380392</text:p>
          </table:table-cell>
          <table:table-cell table:formula="of:=[.C13]/-0.0061" office:value-type="float" office:value="-15.4980392156863" calcext:value-type="float">
            <text:p>-15.4980392157</text:p>
          </table:table-cell>
          <table:table-cell table:formula="of:=POWER(10;[.D13]/20)" office:value-type="float" office:value="0.1679183040226" calcext:value-type="float">
            <text:p>0.167918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3]-[.$B$6]" office:value-type="float" office:value="2.15676862745098" calcext:value-type="float">
            <text:p>2.1567686275</text:p>
          </table:table-cell>
          <table:table-cell table:formula="of:=[.B14]/23" office:value-type="float" office:value="0.0937725490196078" calcext:value-type="float">
            <text:p>0.093772549</text:p>
          </table:table-cell>
          <table:table-cell table:formula="of:=[.C14]/-0.0061" office:value-type="float" office:value="-15.3725490196078" calcext:value-type="float">
            <text:p>-15.3725490196</text:p>
          </table:table-cell>
          <table:table-cell table:formula="of:=POWER(10;[.D14]/20)" office:value-type="float" office:value="0.170361929037008" calcext:value-type="float">
            <text:p>0.170361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4]-[.$B$6]" office:value-type="float" office:value="2.13916235294118" calcext:value-type="float">
            <text:p>2.1391623529</text:p>
          </table:table-cell>
          <table:table-cell table:formula="of:=[.B15]/23" office:value-type="float" office:value="0.0930070588235294" calcext:value-type="float">
            <text:p>0.0930070588</text:p>
          </table:table-cell>
          <table:table-cell table:formula="of:=[.C15]/-0.0061" office:value-type="float" office:value="-15.2470588235294" calcext:value-type="float">
            <text:p>-15.2470588235</text:p>
          </table:table-cell>
          <table:table-cell table:formula="of:=POWER(10;[.D15]/20)" office:value-type="float" office:value="0.172841114815597" calcext:value-type="float">
            <text:p>0.1728411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]-[.$B$6]" office:value-type="float" office:value="2.12155607843137" calcext:value-type="float">
            <text:p>2.1215560784</text:p>
          </table:table-cell>
          <table:table-cell table:formula="of:=[.B16]/23" office:value-type="float" office:value="0.092241568627451" calcext:value-type="float">
            <text:p>0.0922415686</text:p>
          </table:table-cell>
          <table:table-cell table:formula="of:=[.C16]/-0.0061" office:value-type="float" office:value="-15.121568627451" calcext:value-type="float">
            <text:p>-15.1215686275</text:p>
          </table:table-cell>
          <table:table-cell table:formula="of:=POWER(10;[.D16]/20)" office:value-type="float" office:value="0.175356378855095" calcext:value-type="float">
            <text:p>0.1753563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]-[.$B$6]" office:value-type="float" office:value="2.10394980392157" calcext:value-type="float">
            <text:p>2.1039498039</text:p>
          </table:table-cell>
          <table:table-cell table:formula="of:=[.B17]/23" office:value-type="float" office:value="0.0914760784313725" calcext:value-type="float">
            <text:p>0.0914760784</text:p>
          </table:table-cell>
          <table:table-cell table:formula="of:=[.C17]/-0.0061" office:value-type="float" office:value="-14.9960784313725" calcext:value-type="float">
            <text:p>-14.9960784314</text:p>
          </table:table-cell>
          <table:table-cell table:formula="of:=POWER(10;[.D17]/20)" office:value-type="float" office:value="0.177908246183083" calcext:value-type="float">
            <text:p>0.1779082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]-[.$B$6]" office:value-type="float" office:value="2.08634352941176" calcext:value-type="float">
            <text:p>2.0863435294</text:p>
          </table:table-cell>
          <table:table-cell table:formula="of:=[.B18]/23" office:value-type="float" office:value="0.0907105882352941" calcext:value-type="float">
            <text:p>0.0907105882</text:p>
          </table:table-cell>
          <table:table-cell table:formula="of:=[.C18]/-0.0061" office:value-type="float" office:value="-14.8705882352941" calcext:value-type="float">
            <text:p>-14.8705882353</text:p>
          </table:table-cell>
          <table:table-cell table:formula="of:=POWER(10;[.D18]/20)" office:value-type="float" office:value="0.180497249467584" calcext:value-type="float">
            <text:p>0.18049724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]-[.$B$6]" office:value-type="float" office:value="2.06873725490196" calcext:value-type="float">
            <text:p>2.0687372549</text:p>
          </table:table-cell>
          <table:table-cell table:formula="of:=[.B19]/23" office:value-type="float" office:value="0.0899450980392157" calcext:value-type="float">
            <text:p>0.089945098</text:p>
          </table:table-cell>
          <table:table-cell table:formula="of:=[.C19]/-0.0061" office:value-type="float" office:value="-14.7450980392157" calcext:value-type="float">
            <text:p>-14.7450980392</text:p>
          </table:table-cell>
          <table:table-cell table:formula="of:=POWER(10;[.D19]/20)" office:value-type="float" office:value="0.183123929128257" calcext:value-type="float">
            <text:p>0.1831239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9]-[.$B$6]" office:value-type="float" office:value="2.05113098039216" calcext:value-type="float">
            <text:p>2.0511309804</text:p>
          </table:table-cell>
          <table:table-cell table:formula="of:=[.B20]/23" office:value-type="float" office:value="0.0891796078431372" calcext:value-type="float">
            <text:p>0.0891796078</text:p>
          </table:table-cell>
          <table:table-cell table:formula="of:=[.C20]/-0.0061" office:value-type="float" office:value="-14.6196078431373" calcext:value-type="float">
            <text:p>-14.6196078431</text:p>
          </table:table-cell>
          <table:table-cell table:formula="of:=POWER(10;[.D20]/20)" office:value-type="float" office:value="0.185788833449195" calcext:value-type="float">
            <text:p>0.1857888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0]-[.$B$6]" office:value-type="float" office:value="2.03352470588235" calcext:value-type="float">
            <text:p>2.0335247059</text:p>
          </table:table-cell>
          <table:table-cell table:formula="of:=[.B21]/23" office:value-type="float" office:value="0.0884141176470588" calcext:value-type="float">
            <text:p>0.0884141176</text:p>
          </table:table-cell>
          <table:table-cell table:formula="of:=[.C21]/-0.0061" office:value-type="float" office:value="-14.4941176470588" calcext:value-type="float">
            <text:p>-14.4941176471</text:p>
          </table:table-cell>
          <table:table-cell table:formula="of:=POWER(10;[.D21]/20)" office:value-type="float" office:value="0.188492518693378" calcext:value-type="float">
            <text:p>0.18849251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1]-[.$B$6]" office:value-type="float" office:value="2.01591843137255" calcext:value-type="float">
            <text:p>2.0159184314</text:p>
          </table:table-cell>
          <table:table-cell table:formula="of:=[.B22]/23" office:value-type="float" office:value="0.0876486274509803" calcext:value-type="float">
            <text:p>0.0876486275</text:p>
          </table:table-cell>
          <table:table-cell table:formula="of:=[.C22]/-0.0061" office:value-type="float" office:value="-14.3686274509804" calcext:value-type="float">
            <text:p>-14.368627451</text:p>
          </table:table-cell>
          <table:table-cell table:formula="of:=POWER(10;[.D22]/20)" office:value-type="float" office:value="0.191235549218782" calcext:value-type="float">
            <text:p>0.19123554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2]-[.$B$6]" office:value-type="float" office:value="1.99831215686274" calcext:value-type="float">
            <text:p>1.9983121569</text:p>
          </table:table-cell>
          <table:table-cell table:formula="of:=[.B23]/23" office:value-type="float" office:value="0.0868831372549019" calcext:value-type="float">
            <text:p>0.0868831373</text:p>
          </table:table-cell>
          <table:table-cell table:formula="of:=[.C23]/-0.0061" office:value-type="float" office:value="-14.243137254902" calcext:value-type="float">
            <text:p>-14.2431372549</text:p>
          </table:table-cell>
          <table:table-cell table:formula="of:=POWER(10;[.D23]/20)" office:value-type="float" office:value="0.194018497596179" calcext:value-type="float">
            <text:p>0.1940184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]-[.$B$6]" office:value-type="float" office:value="1.98070588235294" calcext:value-type="float">
            <text:p>1.9807058824</text:p>
          </table:table-cell>
          <table:table-cell table:formula="of:=[.B24]/23" office:value-type="float" office:value="0.0861176470588235" calcext:value-type="float">
            <text:p>0.0861176471</text:p>
          </table:table-cell>
          <table:table-cell table:formula="of:=[.C24]/-0.0061" office:value-type="float" office:value="-14.1176470588235" calcext:value-type="float">
            <text:p>-14.1176470588</text:p>
          </table:table-cell>
          <table:table-cell table:formula="of:=POWER(10;[.D24]/20)" office:value-type="float" office:value="0.196841944728661" calcext:value-type="float">
            <text:p>0.1968419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4]-[.$B$6]" office:value-type="float" office:value="1.96309960784314" calcext:value-type="float">
            <text:p>1.9630996078</text:p>
          </table:table-cell>
          <table:table-cell table:formula="of:=[.B25]/23" office:value-type="float" office:value="0.085352156862745" calcext:value-type="float">
            <text:p>0.0853521569</text:p>
          </table:table-cell>
          <table:table-cell table:formula="of:=[.C25]/-0.0061" office:value-type="float" office:value="-13.9921568627451" calcext:value-type="float">
            <text:p>-13.9921568627</text:p>
          </table:table-cell>
          <table:table-cell table:formula="of:=POWER(10;[.D25]/20)" office:value-type="float" office:value="0.199706479972889" calcext:value-type="float">
            <text:p>0.19970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5]-[.$B$6]" office:value-type="float" office:value="1.94549333333333" calcext:value-type="float">
            <text:p>1.9454933333</text:p>
          </table:table-cell>
          <table:table-cell table:formula="of:=[.B26]/23" office:value-type="float" office:value="0.0845866666666666" calcext:value-type="float">
            <text:p>0.0845866667</text:p>
          </table:table-cell>
          <table:table-cell table:formula="of:=[.C26]/-0.0061" office:value-type="float" office:value="-13.8666666666667" calcext:value-type="float">
            <text:p>-13.8666666667</text:p>
          </table:table-cell>
          <table:table-cell table:formula="of:=POWER(10;[.D26]/20)" office:value-type="float" office:value="0.202612701262115" calcext:value-type="float">
            <text:p>0.2026127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6]-[.$B$6]" office:value-type="float" office:value="1.92788705882353" calcext:value-type="float">
            <text:p>1.9278870588</text:p>
          </table:table-cell>
          <table:table-cell table:formula="of:=[.B27]/23" office:value-type="float" office:value="0.0838211764705882" calcext:value-type="float">
            <text:p>0.0838211765</text:p>
          </table:table-cell>
          <table:table-cell table:formula="of:=[.C27]/-0.0061" office:value-type="float" office:value="-13.7411764705882" calcext:value-type="float">
            <text:p>-13.7411764706</text:p>
          </table:table-cell>
          <table:table-cell table:formula="of:=POWER(10;[.D27]/20)" office:value-type="float" office:value="0.205561215230992" calcext:value-type="float">
            <text:p>0.2055612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7]-[.$B$6]" office:value-type="float" office:value="1.91028078431372" calcext:value-type="float">
            <text:p>1.9102807843</text:p>
          </table:table-cell>
          <table:table-cell table:formula="of:=[.B28]/23" office:value-type="float" office:value="0.0830556862745097" calcext:value-type="float">
            <text:p>0.0830556863</text:p>
          </table:table-cell>
          <table:table-cell table:formula="of:=[.C28]/-0.0061" office:value-type="float" office:value="-13.6156862745098" calcext:value-type="float">
            <text:p>-13.6156862745</text:p>
          </table:table-cell>
          <table:table-cell table:formula="of:=POWER(10;[.D28]/20)" office:value-type="float" office:value="0.208552637342205" calcext:value-type="float">
            <text:p>0.2085526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8]-[.$B$6]" office:value-type="float" office:value="1.89267450980392" calcext:value-type="float">
            <text:p>1.8926745098</text:p>
          </table:table-cell>
          <table:table-cell table:formula="of:=[.B29]/23" office:value-type="float" office:value="0.0822901960784313" calcext:value-type="float">
            <text:p>0.0822901961</text:p>
          </table:table-cell>
          <table:table-cell table:formula="of:=[.C29]/-0.0061" office:value-type="float" office:value="-13.4901960784314" calcext:value-type="float">
            <text:p>-13.4901960784</text:p>
          </table:table-cell>
          <table:table-cell table:formula="of:=POWER(10;[.D29]/20)" office:value-type="float" office:value="0.211587592014934" calcext:value-type="float">
            <text:p>0.211587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9]-[.$B$6]" office:value-type="float" office:value="1.87506823529412" calcext:value-type="float">
            <text:p>1.8750682353</text:p>
          </table:table-cell>
          <table:table-cell table:formula="of:=[.B30]/23" office:value-type="float" office:value="0.0815247058823529" calcext:value-type="float">
            <text:p>0.0815247059</text:p>
          </table:table-cell>
          <table:table-cell table:formula="of:=[.C30]/-0.0061" office:value-type="float" office:value="-13.3647058823529" calcext:value-type="float">
            <text:p>-13.3647058824</text:p>
          </table:table-cell>
          <table:table-cell table:formula="of:=POWER(10;[.D30]/20)" office:value-type="float" office:value="0.214666712755199" calcext:value-type="float">
            <text:p>0.2146667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0]-[.$B$6]" office:value-type="float" office:value="1.85746196078431" calcext:value-type="float">
            <text:p>1.8574619608</text:p>
          </table:table-cell>
          <table:table-cell table:formula="of:=[.B31]/23" office:value-type="float" office:value="0.0807592156862744" calcext:value-type="float">
            <text:p>0.0807592157</text:p>
          </table:table-cell>
          <table:table-cell table:formula="of:=[.C31]/-0.0061" office:value-type="float" office:value="-13.2392156862745" calcext:value-type="float">
            <text:p>-13.2392156863</text:p>
          </table:table-cell>
          <table:table-cell table:formula="of:=POWER(10;[.D31]/20)" office:value-type="float" office:value="0.217790642288091" calcext:value-type="float">
            <text:p>0.21779064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1]-[.$B$6]" office:value-type="float" office:value="1.83985568627451" calcext:value-type="float">
            <text:p>1.8398556863</text:p>
          </table:table-cell>
          <table:table-cell table:formula="of:=[.B32]/23" office:value-type="float" office:value="0.079993725490196" calcext:value-type="float">
            <text:p>0.0799937255</text:p>
          </table:table-cell>
          <table:table-cell table:formula="of:=[.C32]/-0.0061" office:value-type="float" office:value="-13.1137254901961" calcext:value-type="float">
            <text:p>-13.1137254902</text:p>
          </table:table-cell>
          <table:table-cell table:formula="of:=POWER(10;[.D32]/20)" office:value-type="float" office:value="0.220960032691936" calcext:value-type="float">
            <text:p>0.22096003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2]-[.$B$6]" office:value-type="float" office:value="1.8222494117647" calcext:value-type="float">
            <text:p>1.8222494118</text:p>
          </table:table-cell>
          <table:table-cell table:formula="of:=[.B33]/23" office:value-type="float" office:value="0.0792282352941176" calcext:value-type="float">
            <text:p>0.0792282353</text:p>
          </table:table-cell>
          <table:table-cell table:formula="of:=[.C33]/-0.0061" office:value-type="float" office:value="-12.9882352941176" calcext:value-type="float">
            <text:p>-12.9882352941</text:p>
          </table:table-cell>
          <table:table-cell table:formula="of:=POWER(10;[.D33]/20)" office:value-type="float" office:value="0.224175545534406" calcext:value-type="float">
            <text:p>0.224175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3]-[.$B$6]" office:value-type="float" office:value="1.8046431372549" calcext:value-type="float">
            <text:p>1.8046431373</text:p>
          </table:table-cell>
          <table:table-cell table:formula="of:=[.B34]/23" office:value-type="float" office:value="0.0784627450980391" calcext:value-type="float">
            <text:p>0.0784627451</text:p>
          </table:table-cell>
          <table:table-cell table:formula="of:=[.C34]/-0.0061" office:value-type="float" office:value="-12.8627450980392" calcext:value-type="float">
            <text:p>-12.862745098</text:p>
          </table:table-cell>
          <table:table-cell table:formula="of:=POWER(10;[.D34]/20)" office:value-type="float" office:value="0.227437852010612" calcext:value-type="float">
            <text:p>0.2274378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4]-[.$B$6]" office:value-type="float" office:value="1.7870368627451" calcext:value-type="float">
            <text:p>1.7870368627</text:p>
          </table:table-cell>
          <table:table-cell table:formula="of:=[.B35]/23" office:value-type="float" office:value="0.0776972549019607" calcext:value-type="float">
            <text:p>0.0776972549</text:p>
          </table:table-cell>
          <table:table-cell table:formula="of:=[.C35]/-0.0061" office:value-type="float" office:value="-12.7372549019608" calcext:value-type="float">
            <text:p>-12.737254902</text:p>
          </table:table-cell>
          <table:table-cell table:formula="of:=POWER(10;[.D35]/20)" office:value-type="float" office:value="0.230747633083207" calcext:value-type="float">
            <text:p>0.23074763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5]-[.$B$6]" office:value-type="float" office:value="1.76943058823529" calcext:value-type="float">
            <text:p>1.7694305882</text:p>
          </table:table-cell>
          <table:table-cell table:formula="of:=[.B36]/23" office:value-type="float" office:value="0.0769317647058823" calcext:value-type="float">
            <text:p>0.0769317647</text:p>
          </table:table-cell>
          <table:table-cell table:formula="of:=[.C36]/-0.0061" office:value-type="float" office:value="-12.6117647058823" calcext:value-type="float">
            <text:p>-12.6117647059</text:p>
          </table:table-cell>
          <table:table-cell table:formula="of:=POWER(10;[.D36]/20)" office:value-type="float" office:value="0.234105579624531" calcext:value-type="float">
            <text:p>0.23410557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6]-[.$B$6]" office:value-type="float" office:value="1.75182431372549" calcext:value-type="float">
            <text:p>1.7518243137</text:p>
          </table:table-cell>
          <table:table-cell table:formula="of:=[.B37]/23" office:value-type="float" office:value="0.0761662745098038" calcext:value-type="float">
            <text:p>0.0761662745</text:p>
          </table:table-cell>
          <table:table-cell table:formula="of:=[.C37]/-0.0061" office:value-type="float" office:value="-12.4862745098039" calcext:value-type="float">
            <text:p>-12.4862745098</text:p>
          </table:table-cell>
          <table:table-cell table:formula="of:=POWER(10;[.D37]/20)" office:value-type="float" office:value="0.237512392560814" calcext:value-type="float">
            <text:p>0.23751239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7]-[.$B$6]" office:value-type="float" office:value="1.73421803921568" calcext:value-type="float">
            <text:p>1.7342180392</text:p>
          </table:table-cell>
          <table:table-cell table:formula="of:=[.B38]/23" office:value-type="float" office:value="0.0754007843137254" calcext:value-type="float">
            <text:p>0.0754007843</text:p>
          </table:table-cell>
          <table:table-cell table:formula="of:=[.C38]/-0.0061" office:value-type="float" office:value="-12.3607843137255" calcext:value-type="float">
            <text:p>-12.3607843137</text:p>
          </table:table-cell>
          <table:table-cell table:formula="of:=POWER(10;[.D38]/20)" office:value-type="float" office:value="0.240968783018494" calcext:value-type="float">
            <text:p>0.240968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8]-[.$B$6]" office:value-type="float" office:value="1.71661176470588" calcext:value-type="float">
            <text:p>1.7166117647</text:p>
          </table:table-cell>
          <table:table-cell table:formula="of:=[.B39]/23" office:value-type="float" office:value="0.074635294117647" calcext:value-type="float">
            <text:p>0.0746352941</text:p>
          </table:table-cell>
          <table:table-cell table:formula="of:=[.C39]/-0.0061" office:value-type="float" office:value="-12.235294117647" calcext:value-type="float">
            <text:p>-12.2352941176</text:p>
          </table:table-cell>
          <table:table-cell table:formula="of:=POWER(10;[.D39]/20)" office:value-type="float" office:value="0.244475472472648" calcext:value-type="float">
            <text:p>0.24447547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9]-[.$B$6]" office:value-type="float" office:value="1.69900549019608" calcext:value-type="float">
            <text:p>1.6990054902</text:p>
          </table:table-cell>
          <table:table-cell table:formula="of:=[.B40]/23" office:value-type="float" office:value="0.0738698039215685" calcext:value-type="float">
            <text:p>0.0738698039</text:p>
          </table:table-cell>
          <table:table-cell table:formula="of:=[.C40]/-0.0061" office:value-type="float" office:value="-12.1098039215686" calcext:value-type="float">
            <text:p>-12.1098039216</text:p>
          </table:table-cell>
          <table:table-cell table:formula="of:=POWER(10;[.D40]/20)" office:value-type="float" office:value="0.248033192897593" calcext:value-type="float">
            <text:p>0.2480331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40]-[.$B$6]" office:value-type="float" office:value="1.68139921568627" calcext:value-type="float">
            <text:p>1.6813992157</text:p>
          </table:table-cell>
          <table:table-cell table:formula="of:=[.B41]/23" office:value-type="float" office:value="0.0731043137254901" calcext:value-type="float">
            <text:p>0.0731043137</text:p>
          </table:table-cell>
          <table:table-cell table:formula="of:=[.C41]/-0.0061" office:value-type="float" office:value="-11.9843137254902" calcext:value-type="float">
            <text:p>-11.9843137255</text:p>
          </table:table-cell>
          <table:table-cell table:formula="of:=POWER(10;[.D41]/20)" office:value-type="float" office:value="0.251642686919677" calcext:value-type="float">
            <text:p>0.2516426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41]-[.$B$6]" office:value-type="float" office:value="1.66379294117647" calcext:value-type="float">
            <text:p>1.6637929412</text:p>
          </table:table-cell>
          <table:table-cell table:formula="of:=[.B42]/23" office:value-type="float" office:value="0.0723388235294116" calcext:value-type="float">
            <text:p>0.0723388235</text:p>
          </table:table-cell>
          <table:table-cell table:formula="of:=[.C42]/-0.0061" office:value-type="float" office:value="-11.8588235294117" calcext:value-type="float">
            <text:p>-11.8588235294</text:p>
          </table:table-cell>
          <table:table-cell table:formula="of:=POWER(10;[.D42]/20)" office:value-type="float" office:value="0.25530470797229" calcext:value-type="float">
            <text:p>0.255304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42]-[.$B$6]" office:value-type="float" office:value="1.64618666666666" calcext:value-type="float">
            <text:p>1.6461866667</text:p>
          </table:table-cell>
          <table:table-cell table:formula="of:=[.B43]/23" office:value-type="float" office:value="0.0715733333333332" calcext:value-type="float">
            <text:p>0.0715733333</text:p>
          </table:table-cell>
          <table:table-cell table:formula="of:=[.C43]/-0.0061" office:value-type="float" office:value="-11.7333333333333" calcext:value-type="float">
            <text:p>-11.7333333333</text:p>
          </table:table-cell>
          <table:table-cell table:formula="of:=POWER(10;[.D43]/20)" office:value-type="float" office:value="0.259020020453133" calcext:value-type="float">
            <text:p>0.25902002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3]-[.$B$6]" office:value-type="float" office:value="1.62858039215686" calcext:value-type="float">
            <text:p>1.6285803922</text:p>
          </table:table-cell>
          <table:table-cell table:formula="of:=[.B44]/23" office:value-type="float" office:value="0.0708078431372548" calcext:value-type="float">
            <text:p>0.0708078431</text:p>
          </table:table-cell>
          <table:table-cell table:formula="of:=[.C44]/-0.0061" office:value-type="float" office:value="-11.6078431372549" calcext:value-type="float">
            <text:p>-11.6078431373</text:p>
          </table:table-cell>
          <table:table-cell table:formula="of:=POWER(10;[.D44]/20)" office:value-type="float" office:value="0.262789399883779" calcext:value-type="float">
            <text:p>0.2627893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4]-[.$B$6]" office:value-type="float" office:value="1.61097411764706" calcext:value-type="float">
            <text:p>1.6109741176</text:p>
          </table:table-cell>
          <table:table-cell table:formula="of:=[.B45]/23" office:value-type="float" office:value="0.0700423529411763" calcext:value-type="float">
            <text:p>0.0700423529</text:p>
          </table:table-cell>
          <table:table-cell table:formula="of:=[.C45]/-0.0061" office:value-type="float" office:value="-11.4823529411764" calcext:value-type="float">
            <text:p>-11.4823529412</text:p>
          </table:table-cell>
          <table:table-cell table:formula="of:=POWER(10;[.D45]/20)" office:value-type="float" office:value="0.266613633071549" calcext:value-type="float">
            <text:p>0.2666136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5]-[.$B$6]" office:value-type="float" office:value="1.59336784313725" calcext:value-type="float">
            <text:p>1.5933678431</text:p>
          </table:table-cell>
          <table:table-cell table:formula="of:=[.B46]/23" office:value-type="float" office:value="0.0692768627450979" calcext:value-type="float">
            <text:p>0.0692768627</text:p>
          </table:table-cell>
          <table:table-cell table:formula="of:=[.C46]/-0.0061" office:value-type="float" office:value="-11.356862745098" calcext:value-type="float">
            <text:p>-11.3568627451</text:p>
          </table:table-cell>
          <table:table-cell table:formula="of:=POWER(10;[.D46]/20)" office:value-type="float" office:value="0.270493518273749" calcext:value-type="float">
            <text:p>0.2704935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6]-[.$B$6]" office:value-type="float" office:value="1.57576156862745" calcext:value-type="float">
            <text:p>1.5757615686</text:p>
          </table:table-cell>
          <table:table-cell table:formula="of:=[.B47]/23" office:value-type="float" office:value="0.0685113725490195" calcext:value-type="float">
            <text:p>0.0685113725</text:p>
          </table:table-cell>
          <table:table-cell table:formula="of:=[.C47]/-0.0061" office:value-type="float" office:value="-11.2313725490196" calcext:value-type="float">
            <text:p>-11.231372549</text:p>
          </table:table-cell>
          <table:table-cell table:formula="of:=POWER(10;[.D47]/20)" office:value-type="float" office:value="0.274429865364296" calcext:value-type="float">
            <text:p>0.27442986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7]-[.$B$6]" office:value-type="float" office:value="1.55815529411764" calcext:value-type="float">
            <text:p>1.5581552941</text:p>
          </table:table-cell>
          <table:table-cell table:formula="of:=[.B48]/23" office:value-type="float" office:value="0.067745882352941" calcext:value-type="float">
            <text:p>0.0677458824</text:p>
          </table:table-cell>
          <table:table-cell table:formula="of:=[.C48]/-0.0061" office:value-type="float" office:value="-11.1058823529412" calcext:value-type="float">
            <text:p>-11.1058823529</text:p>
          </table:table-cell>
          <table:table-cell table:formula="of:=POWER(10;[.D48]/20)" office:value-type="float" office:value="0.278423496002768" calcext:value-type="float">
            <text:p>0.2784234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8]-[.$B$6]" office:value-type="float" office:value="1.54054901960784" calcext:value-type="float">
            <text:p>1.5405490196</text:p>
          </table:table-cell>
          <table:table-cell table:formula="of:=[.B49]/23" office:value-type="float" office:value="0.0669803921568626" calcext:value-type="float">
            <text:p>0.0669803922</text:p>
          </table:table-cell>
          <table:table-cell table:formula="of:=[.C49]/-0.0061" office:value-type="float" office:value="-10.9803921568627" calcext:value-type="float">
            <text:p>-10.9803921569</text:p>
          </table:table-cell>
          <table:table-cell table:formula="of:=POWER(10;[.D49]/20)" office:value-type="float" office:value="0.282475243805912" calcext:value-type="float">
            <text:p>0.2824752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9]-[.$B$6]" office:value-type="float" office:value="1.52294274509804" calcext:value-type="float">
            <text:p>1.5229427451</text:p>
          </table:table-cell>
          <table:table-cell table:formula="of:=[.B50]/23" office:value-type="float" office:value="0.0662149019607842" calcext:value-type="float">
            <text:p>0.066214902</text:p>
          </table:table-cell>
          <table:table-cell table:formula="of:=[.C50]/-0.0061" office:value-type="float" office:value="-10.8549019607843" calcext:value-type="float">
            <text:p>-10.8549019608</text:p>
          </table:table-cell>
          <table:table-cell table:formula="of:=POWER(10;[.D50]/20)" office:value-type="float" office:value="0.286585954521655" calcext:value-type="float">
            <text:p>0.2865859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50]-[.$B$6]" office:value-type="float" office:value="1.50533647058823" calcext:value-type="float">
            <text:p>1.5053364706</text:p>
          </table:table-cell>
          <table:table-cell table:formula="of:=[.B51]/23" office:value-type="float" office:value="0.0654494117647057" calcext:value-type="float">
            <text:p>0.0654494118</text:p>
          </table:table-cell>
          <table:table-cell table:formula="of:=[.C51]/-0.0061" office:value-type="float" office:value="-10.7294117647059" calcext:value-type="float">
            <text:p>-10.7294117647</text:p>
          </table:table-cell>
          <table:table-cell table:formula="of:=POWER(10;[.D51]/20)" office:value-type="float" office:value="0.290756486205639" calcext:value-type="float">
            <text:p>0.29075648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51]-[.$B$6]" office:value-type="float" office:value="1.48773019607843" calcext:value-type="float">
            <text:p>1.4877301961</text:p>
          </table:table-cell>
          <table:table-cell table:formula="of:=[.B52]/23" office:value-type="float" office:value="0.0646839215686273" calcext:value-type="float">
            <text:p>0.0646839216</text:p>
          </table:table-cell>
          <table:table-cell table:formula="of:=[.C52]/-0.0061" office:value-type="float" office:value="-10.6039215686274" calcext:value-type="float">
            <text:p>-10.6039215686</text:p>
          </table:table-cell>
          <table:table-cell table:formula="of:=POWER(10;[.D52]/20)" office:value-type="float" office:value="0.294987709400329" calcext:value-type="float">
            <text:p>0.29498770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2]-[.$B$6]" office:value-type="float" office:value="1.47012392156862" calcext:value-type="float">
            <text:p>1.4701239216</text:p>
          </table:table-cell>
          <table:table-cell table:formula="of:=[.B53]/23" office:value-type="float" office:value="0.0639184313725488" calcext:value-type="float">
            <text:p>0.0639184314</text:p>
          </table:table-cell>
          <table:table-cell table:formula="of:=[.C53]/-0.0061" office:value-type="float" office:value="-10.478431372549" calcext:value-type="float">
            <text:p>-10.4784313725</text:p>
          </table:table-cell>
          <table:table-cell table:formula="of:=POWER(10;[.D53]/20)" office:value-type="float" office:value="0.299280507316729" calcext:value-type="float">
            <text:p>0.2992805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3]-[.$B$6]" office:value-type="float" office:value="1.45251764705882" calcext:value-type="float">
            <text:p>1.4525176471</text:p>
          </table:table-cell>
          <table:table-cell table:formula="of:=[.B54]/23" office:value-type="float" office:value="0.0631529411764704" calcext:value-type="float">
            <text:p>0.0631529412</text:p>
          </table:table-cell>
          <table:table-cell table:formula="of:=[.C54]/-0.0061" office:value-type="float" office:value="-10.3529411764706" calcext:value-type="float">
            <text:p>-10.3529411765</text:p>
          </table:table-cell>
          <table:table-cell table:formula="of:=POWER(10;[.D54]/20)" office:value-type="float" office:value="0.303635776018737" calcext:value-type="float">
            <text:p>0.3036357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4]-[.$B$6]" office:value-type="float" office:value="1.43491137254902" calcext:value-type="float">
            <text:p>1.4349113725</text:p>
          </table:table-cell>
          <table:table-cell table:formula="of:=[.B55]/23" office:value-type="float" office:value="0.062387450980392" calcext:value-type="float">
            <text:p>0.062387451</text:p>
          </table:table-cell>
          <table:table-cell table:formula="of:=[.C55]/-0.0061" office:value-type="float" office:value="-10.2274509803921" calcext:value-type="float">
            <text:p>-10.2274509804</text:p>
          </table:table-cell>
          <table:table-cell table:formula="of:=POWER(10;[.D55]/20)" office:value-type="float" office:value="0.308054424610189" calcext:value-type="float">
            <text:p>0.30805442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5]-[.$B$6]" office:value-type="float" office:value="1.41730509803921" calcext:value-type="float">
            <text:p>1.417305098</text:p>
          </table:table-cell>
          <table:table-cell table:formula="of:=[.B56]/23" office:value-type="float" office:value="0.0616219607843135" calcext:value-type="float">
            <text:p>0.0616219608</text:p>
          </table:table-cell>
          <table:table-cell table:formula="of:=[.C56]/-0.0061" office:value-type="float" office:value="-10.1019607843137" calcext:value-type="float">
            <text:p>-10.1019607843</text:p>
          </table:table-cell>
          <table:table-cell table:formula="of:=POWER(10;[.D56]/20)" office:value-type="float" office:value="0.312537375424624" calcext:value-type="float">
            <text:p>0.31253737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6]-[.$B$6]" office:value-type="float" office:value="1.39969882352941" calcext:value-type="float">
            <text:p>1.3996988235</text:p>
          </table:table-cell>
          <table:table-cell table:formula="of:=[.B57]/23" office:value-type="float" office:value="0.0608564705882351" calcext:value-type="float">
            <text:p>0.0608564706</text:p>
          </table:table-cell>
          <table:table-cell table:formula="of:=[.C57]/-0.0061" office:value-type="float" office:value="-9.97647058823526" calcext:value-type="float">
            <text:p>-9.9764705882</text:p>
          </table:table-cell>
          <table:table-cell table:formula="of:=POWER(10;[.D57]/20)" office:value-type="float" office:value="0.317085564217801" calcext:value-type="float">
            <text:p>0.31708556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7]-[.$B$6]" office:value-type="float" office:value="1.3820925490196" calcext:value-type="float">
            <text:p>1.382092549</text:p>
          </table:table-cell>
          <table:table-cell table:formula="of:=[.B58]/23" office:value-type="float" office:value="0.0600909803921567" calcext:value-type="float">
            <text:p>0.0600909804</text:p>
          </table:table-cell>
          <table:table-cell table:formula="of:=[.C58]/-0.0061" office:value-type="float" office:value="-9.85098039215683" calcext:value-type="float">
            <text:p>-9.8509803922</text:p>
          </table:table-cell>
          <table:table-cell table:formula="of:=POWER(10;[.D58]/20)" office:value-type="float" office:value="0.321699940363037" calcext:value-type="float">
            <text:p>0.32169994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8]-[.$B$6]" office:value-type="float" office:value="1.3644862745098" calcext:value-type="float">
            <text:p>1.3644862745</text:p>
          </table:table-cell>
          <table:table-cell table:formula="of:=[.B59]/23" office:value-type="float" office:value="0.0593254901960782" calcext:value-type="float">
            <text:p>0.0593254902</text:p>
          </table:table-cell>
          <table:table-cell table:formula="of:=[.C59]/-0.0061" office:value-type="float" office:value="-9.7254901960784" calcext:value-type="float">
            <text:p>-9.7254901961</text:p>
          </table:table-cell>
          <table:table-cell table:formula="of:=POWER(10;[.D59]/20)" office:value-type="float" office:value="0.326381467049365" calcext:value-type="float">
            <text:p>0.3263814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9]-[.$B$6]" office:value-type="float" office:value="1.34688" calcext:value-type="float">
            <text:p>1.34688</text:p>
          </table:table-cell>
          <table:table-cell table:formula="of:=[.B60]/23" office:value-type="float" office:value="0.0585599999999998" calcext:value-type="float">
            <text:p>0.05856</text:p>
          </table:table-cell>
          <table:table-cell table:formula="of:=[.C60]/-0.0061" office:value-type="float" office:value="-9.59999999999997" calcext:value-type="float">
            <text:p>-9.6</text:p>
          </table:table-cell>
          <table:table-cell table:formula="of:=POWER(10;[.D60]/20)" office:value-type="float" office:value="0.331131121482592" calcext:value-type="float">
            <text:p>0.33113112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60]-[.$B$6]" office:value-type="float" office:value="1.32927372549019" calcext:value-type="float">
            <text:p>1.3292737255</text:p>
          </table:table-cell>
          <table:table-cell table:formula="of:=[.B61]/23" office:value-type="float" office:value="0.0577945098039214" calcext:value-type="float">
            <text:p>0.0577945098</text:p>
          </table:table-cell>
          <table:table-cell table:formula="of:=[.C61]/-0.0061" office:value-type="float" office:value="-9.47450980392154" calcext:value-type="float">
            <text:p>-9.4745098039</text:p>
          </table:table-cell>
          <table:table-cell table:formula="of:=POWER(10;[.D61]/20)" office:value-type="float" office:value="0.33594989508928" calcext:value-type="float">
            <text:p>0.33594989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61]-[.$B$6]" office:value-type="float" office:value="1.31166745098039" calcext:value-type="float">
            <text:p>1.311667451</text:p>
          </table:table-cell>
          <table:table-cell table:formula="of:=[.B62]/23" office:value-type="float" office:value="0.0570290196078429" calcext:value-type="float">
            <text:p>0.0570290196</text:p>
          </table:table-cell>
          <table:table-cell table:formula="of:=[.C62]/-0.0061" office:value-type="float" office:value="-9.3490196078431" calcext:value-type="float">
            <text:p>-9.3490196078</text:p>
          </table:table-cell>
          <table:table-cell table:formula="of:=POWER(10;[.D62]/20)" office:value-type="float" office:value="0.340838793723686" calcext:value-type="float">
            <text:p>0.3408387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62]-[.$B$6]" office:value-type="float" office:value="1.29406117647058" calcext:value-type="float">
            <text:p>1.2940611765</text:p>
          </table:table-cell>
          <table:table-cell table:formula="of:=[.B63]/23" office:value-type="float" office:value="0.0562635294117645" calcext:value-type="float">
            <text:p>0.0562635294</text:p>
          </table:table-cell>
          <table:table-cell table:formula="of:=[.C63]/-0.0061" office:value-type="float" office:value="-9.22352941176467" calcext:value-type="float">
            <text:p>-9.2235294118</text:p>
          </table:table-cell>
          <table:table-cell table:formula="of:=POWER(10;[.D63]/20)" office:value-type="float" office:value="0.345798837877728" calcext:value-type="float">
            <text:p>0.34579883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3]-[.$B$6]" office:value-type="float" office:value="1.27645490196078" calcext:value-type="float">
            <text:p>1.276454902</text:p>
          </table:table-cell>
          <table:table-cell table:formula="of:=[.B64]/23" office:value-type="float" office:value="0.0554980392156861" calcext:value-type="float">
            <text:p>0.0554980392</text:p>
          </table:table-cell>
          <table:table-cell table:formula="of:=[.C64]/-0.0061" office:value-type="float" office:value="-9.09803921568624" calcext:value-type="float">
            <text:p>-9.0980392157</text:p>
          </table:table-cell>
          <table:table-cell table:formula="of:=POWER(10;[.D64]/20)" office:value-type="float" office:value="0.350831062893992" calcext:value-type="float">
            <text:p>0.35083106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4]-[.$B$6]" office:value-type="float" office:value="1.25884862745098" calcext:value-type="float">
            <text:p>1.2588486275</text:p>
          </table:table-cell>
          <table:table-cell table:formula="of:=[.B65]/23" office:value-type="float" office:value="0.0547325490196076" calcext:value-type="float">
            <text:p>0.054732549</text:p>
          </table:table-cell>
          <table:table-cell table:formula="of:=[.C65]/-0.0061" office:value-type="float" office:value="-8.97254901960781" calcext:value-type="float">
            <text:p>-8.9725490196</text:p>
          </table:table-cell>
          <table:table-cell table:formula="of:=POWER(10;[.D65]/20)" office:value-type="float" office:value="0.355936519181853" calcext:value-type="float">
            <text:p>0.3559365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5]-[.$B$6]" office:value-type="float" office:value="1.24124235294117" calcext:value-type="float">
            <text:p>1.2412423529</text:p>
          </table:table-cell>
          <table:table-cell table:formula="of:=[.B66]/23" office:value-type="float" office:value="0.0539670588235292" calcext:value-type="float">
            <text:p>0.0539670588</text:p>
          </table:table-cell>
          <table:table-cell table:formula="of:=[.C66]/-0.0061" office:value-type="float" office:value="-8.84705882352938" calcext:value-type="float">
            <text:p>-8.8470588235</text:p>
          </table:table-cell>
          <table:table-cell table:formula="of:=POWER(10;[.D66]/20)" office:value-type="float" office:value="0.361116272436727" calcext:value-type="float">
            <text:p>0.36111627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6]-[.$B$6]" office:value-type="float" office:value="1.22363607843137" calcext:value-type="float">
            <text:p>1.2236360784</text:p>
          </table:table-cell>
          <table:table-cell table:formula="of:=[.B67]/23" office:value-type="float" office:value="0.0532015686274508" calcext:value-type="float">
            <text:p>0.0532015686</text:p>
          </table:table-cell>
          <table:table-cell table:formula="of:=[.C67]/-0.0061" office:value-type="float" office:value="-8.72156862745094" calcext:value-type="float">
            <text:p>-8.7215686275</text:p>
          </table:table-cell>
          <table:table-cell table:formula="of:=POWER(10;[.D67]/20)" office:value-type="float" office:value="0.366371403862527" calcext:value-type="float">
            <text:p>0.36637140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7]-[.$B$6]" office:value-type="float" office:value="1.20602980392156" calcext:value-type="float">
            <text:p>1.2060298039</text:p>
          </table:table-cell>
          <table:table-cell table:formula="of:=[.B68]/23" office:value-type="float" office:value="0.0524360784313723" calcext:value-type="float">
            <text:p>0.0524360784</text:p>
          </table:table-cell>
          <table:table-cell table:formula="of:=[.C68]/-0.0061" office:value-type="float" office:value="-8.59607843137251" calcext:value-type="float">
            <text:p>-8.5960784314</text:p>
          </table:table-cell>
          <table:table-cell table:formula="of:=POWER(10;[.D68]/20)" office:value-type="float" office:value="0.371703010397344" calcext:value-type="float">
            <text:p>0.3717030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8]-[.$B$6]" office:value-type="float" office:value="1.18842352941176" calcext:value-type="float">
            <text:p>1.1884235294</text:p>
          </table:table-cell>
          <table:table-cell table:formula="of:=[.B69]/23" office:value-type="float" office:value="0.0516705882352939" calcext:value-type="float">
            <text:p>0.0516705882</text:p>
          </table:table-cell>
          <table:table-cell table:formula="of:=[.C69]/-0.0061" office:value-type="float" office:value="-8.47058823529408" calcext:value-type="float">
            <text:p>-8.4705882353</text:p>
          </table:table-cell>
          <table:table-cell table:formula="of:=POWER(10;[.D69]/20)" office:value-type="float" office:value="0.377112204942421" calcext:value-type="float">
            <text:p>0.37711220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9]-[.$B$6]" office:value-type="float" office:value="1.17081725490196" calcext:value-type="float">
            <text:p>1.1708172549</text:p>
          </table:table-cell>
          <table:table-cell table:formula="of:=[.B70]/23" office:value-type="float" office:value="0.0509050980392155" calcext:value-type="float">
            <text:p>0.050905098</text:p>
          </table:table-cell>
          <table:table-cell table:formula="of:=[.C70]/-0.0061" office:value-type="float" office:value="-8.34509803921565" calcext:value-type="float">
            <text:p>-8.3450980392</text:p>
          </table:table-cell>
          <table:table-cell table:formula="of:=POWER(10;[.D70]/20)" office:value-type="float" office:value="0.382600116594458" calcext:value-type="float">
            <text:p>0.3826001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70]-[.$B$6]" office:value-type="float" office:value="1.15321098039215" calcext:value-type="float">
            <text:p>1.1532109804</text:p>
          </table:table-cell>
          <table:table-cell table:formula="of:=[.B71]/23" office:value-type="float" office:value="0.050139607843137" calcext:value-type="float">
            <text:p>0.0501396078</text:p>
          </table:table-cell>
          <table:table-cell table:formula="of:=[.C71]/-0.0061" office:value-type="float" office:value="-8.21960784313722" calcext:value-type="float">
            <text:p>-8.2196078431</text:p>
          </table:table-cell>
          <table:table-cell table:formula="of:=POWER(10;[.D71]/20)" office:value-type="float" office:value="0.388167890881291" calcext:value-type="float">
            <text:p>0.38816789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71]-[.$B$6]" office:value-type="float" office:value="1.13560470588235" calcext:value-type="float">
            <text:p>1.1356047059</text:p>
          </table:table-cell>
          <table:table-cell table:formula="of:=[.B72]/23" office:value-type="float" office:value="0.0493741176470586" calcext:value-type="float">
            <text:p>0.0493741176</text:p>
          </table:table-cell>
          <table:table-cell table:formula="of:=[.C72]/-0.0061" office:value-type="float" office:value="-8.09411764705878" calcext:value-type="float">
            <text:p>-8.0941176471</text:p>
          </table:table-cell>
          <table:table-cell table:formula="of:=POWER(10;[.D72]/20)" office:value-type="float" office:value="0.39381669000101" calcext:value-type="float">
            <text:p>0.393816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2]-[.$B$6]" office:value-type="float" office:value="1.11799843137254" calcext:value-type="float">
            <text:p>1.1179984314</text:p>
          </table:table-cell>
          <table:table-cell table:formula="of:=[.B73]/23" office:value-type="float" office:value="0.0486086274509802" calcext:value-type="float">
            <text:p>0.0486086275</text:p>
          </table:table-cell>
          <table:table-cell table:formula="of:=[.C73]/-0.0061" office:value-type="float" office:value="-7.96862745098035" calcext:value-type="float">
            <text:p>-7.968627451</text:p>
          </table:table-cell>
          <table:table-cell table:formula="of:=POWER(10;[.D73]/20)" office:value-type="float" office:value="0.399547693064549" calcext:value-type="float">
            <text:p>0.39954769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3]-[.$B$6]" office:value-type="float" office:value="1.10039215686274" calcext:value-type="float">
            <text:p>1.1003921569</text:p>
          </table:table-cell>
          <table:table-cell table:formula="of:=[.B74]/23" office:value-type="float" office:value="0.0478431372549017" calcext:value-type="float">
            <text:p>0.0478431373</text:p>
          </table:table-cell>
          <table:table-cell table:formula="of:=[.C74]/-0.0061" office:value-type="float" office:value="-7.84313725490192" calcext:value-type="float">
            <text:p>-7.8431372549</text:p>
          </table:table-cell>
          <table:table-cell table:formula="of:=POWER(10;[.D74]/20)" office:value-type="float" office:value="0.405362096341812" calcext:value-type="float">
            <text:p>0.40536209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4]-[.$B$6]" office:value-type="float" office:value="1.08278588235294" calcext:value-type="float">
            <text:p>1.0827858824</text:p>
          </table:table-cell>
          <table:table-cell table:formula="of:=[.B75]/23" office:value-type="float" office:value="0.0470776470588233" calcext:value-type="float">
            <text:p>0.0470776471</text:p>
          </table:table-cell>
          <table:table-cell table:formula="of:=[.C75]/-0.0061" office:value-type="float" office:value="-7.71764705882349" calcext:value-type="float">
            <text:p>-7.7176470588</text:p>
          </table:table-cell>
          <table:table-cell table:formula="of:=POWER(10;[.D75]/20)" office:value-type="float" office:value="0.411261113511378" calcext:value-type="float">
            <text:p>0.41126111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5]-[.$B$6]" office:value-type="float" office:value="1.06517960784313" calcext:value-type="float">
            <text:p>1.0651796078</text:p>
          </table:table-cell>
          <table:table-cell table:formula="of:=[.B76]/23" office:value-type="float" office:value="0.0463121568627448" calcext:value-type="float">
            <text:p>0.0463121569</text:p>
          </table:table-cell>
          <table:table-cell table:formula="of:=[.C76]/-0.0061" office:value-type="float" office:value="-7.59215686274506" calcext:value-type="float">
            <text:p>-7.5921568627</text:p>
          </table:table-cell>
          <table:table-cell table:formula="of:=POWER(10;[.D76]/20)" office:value-type="float" office:value="0.417245975913838" calcext:value-type="float">
            <text:p>0.41724597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6]-[.$B$6]" office:value-type="float" office:value="1.04757333333333" calcext:value-type="float">
            <text:p>1.0475733333</text:p>
          </table:table-cell>
          <table:table-cell table:formula="of:=[.B77]/23" office:value-type="float" office:value="0.0455466666666664" calcext:value-type="float">
            <text:p>0.0455466667</text:p>
          </table:table-cell>
          <table:table-cell table:formula="of:=[.C77]/-0.0061" office:value-type="float" office:value="-7.46666666666662" calcext:value-type="float">
            <text:p>-7.4666666667</text:p>
          </table:table-cell>
          <table:table-cell table:formula="of:=POWER(10;[.D77]/20)" office:value-type="float" office:value="0.423317932808823" calcext:value-type="float">
            <text:p>0.42331793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7]-[.$B$6]" office:value-type="float" office:value="1.02996705882352" calcext:value-type="float">
            <text:p>1.0299670588</text:p>
          </table:table-cell>
          <table:table-cell table:formula="of:=[.B78]/23" office:value-type="float" office:value="0.044781176470588" calcext:value-type="float">
            <text:p>0.0447811765</text:p>
          </table:table-cell>
          <table:table-cell table:formula="of:=[.C78]/-0.0061" office:value-type="float" office:value="-7.34117647058819" calcext:value-type="float">
            <text:p>-7.3411764706</text:p>
          </table:table-cell>
          <table:table-cell table:formula="of:=POWER(10;[.D78]/20)" office:value-type="float" office:value="0.429478251635768" calcext:value-type="float">
            <text:p>0.42947825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8]-[.$B$6]" office:value-type="float" office:value="1.01236078431372" calcext:value-type="float">
            <text:p>1.0123607843</text:p>
          </table:table-cell>
          <table:table-cell table:formula="of:=[.B79]/23" office:value-type="float" office:value="0.0440156862745095" calcext:value-type="float">
            <text:p>0.0440156863</text:p>
          </table:table-cell>
          <table:table-cell table:formula="of:=[.C79]/-0.0061" office:value-type="float" office:value="-7.21568627450976" calcext:value-type="float">
            <text:p>-7.2156862745</text:p>
          </table:table-cell>
          <table:table-cell table:formula="of:=POWER(10;[.D79]/20)" office:value-type="float" office:value="0.435728218278476" calcext:value-type="float">
            <text:p>0.43572821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9]-[.$B$6]" office:value-type="float" office:value="0.994754509803916" calcext:value-type="float">
            <text:p>0.9947545098</text:p>
          </table:table-cell>
          <table:table-cell table:formula="of:=[.B80]/23" office:value-type="float" office:value="0.0432501960784311" calcext:value-type="float">
            <text:p>0.0432501961</text:p>
          </table:table-cell>
          <table:table-cell table:formula="of:=[.C80]/-0.0061" office:value-type="float" office:value="-7.09019607843133" calcext:value-type="float">
            <text:p>-7.0901960784</text:p>
          </table:table-cell>
          <table:table-cell table:formula="of:=POWER(10;[.D80]/20)" office:value-type="float" office:value="0.442069137333527" calcext:value-type="float">
            <text:p>0.44206913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0]-[.$B$6]" office:value-type="float" office:value="0.977148235294112" calcext:value-type="float">
            <text:p>0.9771482353</text:p>
          </table:table-cell>
          <table:table-cell table:formula="of:=[.B81]/23" office:value-type="float" office:value="0.0424847058823527" calcext:value-type="float">
            <text:p>0.0424847059</text:p>
          </table:table-cell>
          <table:table-cell table:formula="of:=[.C81]/-0.0061" office:value-type="float" office:value="-6.9647058823529" calcext:value-type="float">
            <text:p>-6.9647058824</text:p>
          </table:table-cell>
          <table:table-cell table:formula="of:=POWER(10;[.D81]/20)" office:value-type="float" office:value="0.448502332382594" calcext:value-type="float">
            <text:p>0.44850233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81]-[.$B$6]" office:value-type="float" office:value="0.959541960784308" calcext:value-type="float">
            <text:p>0.9595419608</text:p>
          </table:table-cell>
          <table:table-cell table:formula="of:=[.B82]/23" office:value-type="float" office:value="0.0417192156862742" calcext:value-type="float">
            <text:p>0.0417192157</text:p>
          </table:table-cell>
          <table:table-cell table:formula="of:=[.C82]/-0.0061" office:value-type="float" office:value="-6.83921568627447" calcext:value-type="float">
            <text:p>-6.8392156863</text:p>
          </table:table-cell>
          <table:table-cell table:formula="of:=POWER(10;[.D82]/20)" office:value-type="float" office:value="0.455029146268726" calcext:value-type="float">
            <text:p>0.45502914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82]-[.$B$6]" office:value-type="float" office:value="0.941935686274504" calcext:value-type="float">
            <text:p>0.9419356863</text:p>
          </table:table-cell>
          <table:table-cell table:formula="of:=[.B83]/23" office:value-type="float" office:value="0.0409537254901958" calcext:value-type="float">
            <text:p>0.0409537255</text:p>
          </table:table-cell>
          <table:table-cell table:formula="of:=[.C83]/-0.0061" office:value-type="float" office:value="-6.71372549019604" calcext:value-type="float">
            <text:p>-6.7137254902</text:p>
          </table:table-cell>
          <table:table-cell table:formula="of:=POWER(10;[.D83]/20)" office:value-type="float" office:value="0.461650941376646" calcext:value-type="float">
            <text:p>0.46165094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3]-[.$B$6]" office:value-type="float" office:value="0.9243294117647" calcext:value-type="float">
            <text:p>0.9243294118</text:p>
          </table:table-cell>
          <table:table-cell table:formula="of:=[.B84]/23" office:value-type="float" office:value="0.0401882352941174" calcext:value-type="float">
            <text:p>0.0401882353</text:p>
          </table:table-cell>
          <table:table-cell table:formula="of:=[.C84]/-0.0061" office:value-type="float" office:value="-6.58823529411761" calcext:value-type="float">
            <text:p>-6.5882352941</text:p>
          </table:table-cell>
          <table:table-cell table:formula="of:=POWER(10;[.D84]/20)" office:value-type="float" office:value="0.468369099917129" calcext:value-type="float">
            <text:p>0.4683690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4]-[.$B$6]" office:value-type="float" office:value="0.906723137254896" calcext:value-type="float">
            <text:p>0.9067231373</text:p>
          </table:table-cell>
          <table:table-cell table:formula="of:=[.B85]/23" office:value-type="float" office:value="0.039422745098039" calcext:value-type="float">
            <text:p>0.0394227451</text:p>
          </table:table-cell>
          <table:table-cell table:formula="of:=[.C85]/-0.0061" office:value-type="float" office:value="-6.46274509803917" calcext:value-type="float">
            <text:p>-6.462745098</text:p>
          </table:table-cell>
          <table:table-cell table:formula="of:=POWER(10;[.D85]/20)" office:value-type="float" office:value="0.475185024215526" calcext:value-type="float">
            <text:p>0.47518502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5]-[.$B$6]" office:value-type="float" office:value="0.889116862745092" calcext:value-type="float">
            <text:p>0.8891168627</text:p>
          </table:table-cell>
          <table:table-cell table:formula="of:=[.B86]/23" office:value-type="float" office:value="0.0386572549019605" calcext:value-type="float">
            <text:p>0.0386572549</text:p>
          </table:table-cell>
          <table:table-cell table:formula="of:=[.C86]/-0.0061" office:value-type="float" office:value="-6.33725490196074" calcext:value-type="float">
            <text:p>-6.337254902</text:p>
          </table:table-cell>
          <table:table-cell table:formula="of:=POWER(10;[.D86]/20)" office:value-type="float" office:value="0.482100137004474" calcext:value-type="float">
            <text:p>0.482100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6]-[.$B$6]" office:value-type="float" office:value="0.871510588235288" calcext:value-type="float">
            <text:p>0.8715105882</text:p>
          </table:table-cell>
          <table:table-cell table:formula="of:=[.B87]/23" office:value-type="float" office:value="0.0378917647058821" calcext:value-type="float">
            <text:p>0.0378917647</text:p>
          </table:table-cell>
          <table:table-cell table:formula="of:=[.C87]/-0.0061" office:value-type="float" office:value="-6.21176470588231" calcext:value-type="float">
            <text:p>-6.2117647059</text:p>
          </table:table-cell>
          <table:table-cell table:formula="of:=POWER(10;[.D87]/20)" office:value-type="float" office:value="0.489115881720876" calcext:value-type="float">
            <text:p>0.48911588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7]-[.$B$6]" office:value-type="float" office:value="0.853904313725484" calcext:value-type="float">
            <text:p>0.8539043137</text:p>
          </table:table-cell>
          <table:table-cell table:formula="of:=[.B88]/23" office:value-type="float" office:value="0.0371262745098037" calcext:value-type="float">
            <text:p>0.0371262745</text:p>
          </table:table-cell>
          <table:table-cell table:formula="of:=[.C88]/-0.0061" office:value-type="float" office:value="-6.08627450980388" calcext:value-type="float">
            <text:p>-6.0862745098</text:p>
          </table:table-cell>
          <table:table-cell table:formula="of:=POWER(10;[.D88]/20)" office:value-type="float" office:value="0.496233722807196" calcext:value-type="float">
            <text:p>0.49623372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8]-[.$B$6]" office:value-type="float" office:value="0.83629803921568" calcext:value-type="float">
            <text:p>0.8362980392</text:p>
          </table:table-cell>
          <table:table-cell table:formula="of:=[.B89]/23" office:value-type="float" office:value="0.0363607843137252" calcext:value-type="float">
            <text:p>0.0363607843</text:p>
          </table:table-cell>
          <table:table-cell table:formula="of:=[.C89]/-0.0061" office:value-type="float" office:value="-5.96078431372545" calcext:value-type="float">
            <text:p>-5.9607843137</text:p>
          </table:table-cell>
          <table:table-cell table:formula="of:=POWER(10;[.D89]/20)" office:value-type="float" office:value="0.503455146017148" calcext:value-type="float">
            <text:p>0.5034551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9]-[.$B$6]" office:value-type="float" office:value="0.818691764705877" calcext:value-type="float">
            <text:p>0.8186917647</text:p>
          </table:table-cell>
          <table:table-cell table:formula="of:=[.B90]/23" office:value-type="float" office:value="0.0355952941176468" calcext:value-type="float">
            <text:p>0.0355952941</text:p>
          </table:table-cell>
          <table:table-cell table:formula="of:=[.C90]/-0.0061" office:value-type="float" office:value="-5.83529411764702" calcext:value-type="float">
            <text:p>-5.8352941176</text:p>
          </table:table-cell>
          <table:table-cell table:formula="of:=POWER(10;[.D90]/20)" office:value-type="float" office:value="0.510781658725818" calcext:value-type="float">
            <text:p>0.51078165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90]-[.$B$6]" office:value-type="float" office:value="0.801085490196073" calcext:value-type="float">
            <text:p>0.8010854902</text:p>
          </table:table-cell>
          <table:table-cell table:formula="of:=[.B91]/23" office:value-type="float" office:value="0.0348298039215684" calcext:value-type="float">
            <text:p>0.0348298039</text:p>
          </table:table-cell>
          <table:table-cell table:formula="of:=[.C91]/-0.0061" office:value-type="float" office:value="-5.70980392156859" calcext:value-type="float">
            <text:p>-5.7098039216</text:p>
          </table:table-cell>
          <table:table-cell table:formula="of:=POWER(10;[.D91]/20)" office:value-type="float" office:value="0.518214790244316" calcext:value-type="float">
            <text:p>0.51821479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91]-[.$B$6]" office:value-type="float" office:value="0.783479215686269" calcext:value-type="float">
            <text:p>0.7834792157</text:p>
          </table:table-cell>
          <table:table-cell table:formula="of:=[.B92]/23" office:value-type="float" office:value="0.0340643137254899" calcext:value-type="float">
            <text:p>0.0340643137</text:p>
          </table:table-cell>
          <table:table-cell table:formula="of:=[.C92]/-0.0061" office:value-type="float" office:value="-5.58431372549016" calcext:value-type="float">
            <text:p>-5.5843137255</text:p>
          </table:table-cell>
          <table:table-cell table:formula="of:=POWER(10;[.D92]/20)" office:value-type="float" office:value="0.525756092138997" calcext:value-type="float">
            <text:p>0.52575609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92]-[.$B$6]" office:value-type="float" office:value="0.765872941176465" calcext:value-type="float">
            <text:p>0.7658729412</text:p>
          </table:table-cell>
          <table:table-cell table:formula="of:=[.B93]/23" office:value-type="float" office:value="0.0332988235294115" calcext:value-type="float">
            <text:p>0.0332988235</text:p>
          </table:table-cell>
          <table:table-cell table:formula="of:=[.C93]/-0.0061" office:value-type="float" office:value="-5.45882352941172" calcext:value-type="float">
            <text:p>-5.4588235294</text:p>
          </table:table-cell>
          <table:table-cell table:formula="of:=POWER(10;[.D93]/20)" office:value-type="float" office:value="0.533407138555326" calcext:value-type="float">
            <text:p>0.53340713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3]-[.$B$6]" office:value-type="float" office:value="0.748266666666661" calcext:value-type="float">
            <text:p>0.7482666667</text:p>
          </table:table-cell>
          <table:table-cell table:formula="of:=[.B94]/23" office:value-type="float" office:value="0.0325333333333331" calcext:value-type="float">
            <text:p>0.0325333333</text:p>
          </table:table-cell>
          <table:table-cell table:formula="of:=[.C94]/-0.0061" office:value-type="float" office:value="-5.33333333333329" calcext:value-type="float">
            <text:p>-5.3333333333</text:p>
          </table:table-cell>
          <table:table-cell table:formula="of:=POWER(10;[.D94]/20)" office:value-type="float" office:value="0.541169526546466" calcext:value-type="float">
            <text:p>0.54116952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4]-[.$B$6]" office:value-type="float" office:value="0.730660392156857" calcext:value-type="float">
            <text:p>0.7306603922</text:p>
          </table:table-cell>
          <table:table-cell table:formula="of:=[.B95]/23" office:value-type="float" office:value="0.0317678431372547" calcext:value-type="float">
            <text:p>0.0317678431</text:p>
          </table:table-cell>
          <table:table-cell table:formula="of:=[.C95]/-0.0061" office:value-type="float" office:value="-5.20784313725486" calcext:value-type="float">
            <text:p>-5.2078431373</text:p>
          </table:table-cell>
          <table:table-cell table:formula="of:=POWER(10;[.D95]/20)" office:value-type="float" office:value="0.549044876406636" calcext:value-type="float">
            <text:p>0.54904487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5]-[.$B$6]" office:value-type="float" office:value="0.713054117647053" calcext:value-type="float">
            <text:p>0.7130541176</text:p>
          </table:table-cell>
          <table:table-cell table:formula="of:=[.B96]/23" office:value-type="float" office:value="0.0310023529411762" calcext:value-type="float">
            <text:p>0.0310023529</text:p>
          </table:table-cell>
          <table:table-cell table:formula="of:=[.C96]/-0.0061" office:value-type="float" office:value="-5.08235294117643" calcext:value-type="float">
            <text:p>-5.0823529412</text:p>
          </table:table-cell>
          <table:table-cell table:formula="of:=POWER(10;[.D96]/20)" office:value-type="float" office:value="0.557034832009327" calcext:value-type="float">
            <text:p>0.557034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6]-[.$B$6]" office:value-type="float" office:value="0.695447843137249" calcext:value-type="float">
            <text:p>0.6954478431</text:p>
          </table:table-cell>
          <table:table-cell table:formula="of:=[.B97]/23" office:value-type="float" office:value="0.0302368627450978" calcext:value-type="float">
            <text:p>0.0302368627</text:p>
          </table:table-cell>
          <table:table-cell table:formula="of:=[.C97]/-0.0061" office:value-type="float" office:value="-4.956862745098" calcext:value-type="float">
            <text:p>-4.9568627451</text:p>
          </table:table-cell>
          <table:table-cell table:formula="of:=POWER(10;[.D97]/20)" office:value-type="float" office:value="0.565141061150441" calcext:value-type="float">
            <text:p>0.56514106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7]-[.$B$6]" office:value-type="float" office:value="0.677841568627445" calcext:value-type="float">
            <text:p>0.6778415686</text:p>
          </table:table-cell>
          <table:table-cell table:formula="of:=[.B98]/23" office:value-type="float" office:value="0.0294713725490194" calcext:value-type="float">
            <text:p>0.0294713725</text:p>
          </table:table-cell>
          <table:table-cell table:formula="of:=[.C98]/-0.0061" office:value-type="float" office:value="-4.83137254901957" calcext:value-type="float">
            <text:p>-4.831372549</text:p>
          </table:table-cell>
          <table:table-cell table:formula="of:=POWER(10;[.D98]/20)" office:value-type="float" office:value="0.57336525589642" calcext:value-type="float">
            <text:p>0.57336525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8]-[.$B$6]" office:value-type="float" office:value="0.660235294117642" calcext:value-type="float">
            <text:p>0.6602352941</text:p>
          </table:table-cell>
          <table:table-cell table:formula="of:=[.B99]/23" office:value-type="float" office:value="0.0287058823529409" calcext:value-type="float">
            <text:p>0.0287058824</text:p>
          </table:table-cell>
          <table:table-cell table:formula="of:=[.C99]/-0.0061" office:value-type="float" office:value="-4.70588235294114" calcext:value-type="float">
            <text:p>-4.7058823529</text:p>
          </table:table-cell>
          <table:table-cell table:formula="of:=POWER(10;[.D99]/20)" office:value-type="float" office:value="0.581709132937439" calcext:value-type="float">
            <text:p>0.58170913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9]-[.$B$6]" office:value-type="float" office:value="0.642629019607838" calcext:value-type="float">
            <text:p>0.6426290196</text:p>
          </table:table-cell>
          <table:table-cell table:formula="of:=[.B100]/23" office:value-type="float" office:value="0.0279403921568625" calcext:value-type="float">
            <text:p>0.0279403922</text:p>
          </table:table-cell>
          <table:table-cell table:formula="of:=[.C100]/-0.0061" office:value-type="float" office:value="-4.58039215686271" calcext:value-type="float">
            <text:p>-4.5803921569</text:p>
          </table:table-cell>
          <table:table-cell table:formula="of:=POWER(10;[.D100]/20)" office:value-type="float" office:value="0.590174433945744" calcext:value-type="float">
            <text:p>0.59017443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00]-[.$B$6]" office:value-type="float" office:value="0.625022745098034" calcext:value-type="float">
            <text:p>0.6250227451</text:p>
          </table:table-cell>
          <table:table-cell table:formula="of:=[.B101]/23" office:value-type="float" office:value="0.0271749019607841" calcext:value-type="float">
            <text:p>0.027174902</text:p>
          </table:table-cell>
          <table:table-cell table:formula="of:=[.C101]/-0.0061" office:value-type="float" office:value="-4.45490196078427" calcext:value-type="float">
            <text:p>-4.4549019608</text:p>
          </table:table-cell>
          <table:table-cell table:formula="of:=POWER(10;[.D101]/20)" office:value-type="float" office:value="0.598762925939207" calcext:value-type="float">
            <text:p>0.59876292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01]-[.$B$6]" office:value-type="float" office:value="0.60741647058823" calcext:value-type="float">
            <text:p>0.6074164706</text:p>
          </table:table-cell>
          <table:table-cell table:formula="of:=[.B102]/23" office:value-type="float" office:value="0.0264094117647056" calcext:value-type="float">
            <text:p>0.0264094118</text:p>
          </table:table-cell>
          <table:table-cell table:formula="of:=[.C102]/-0.0061" office:value-type="float" office:value="-4.32941176470584" calcext:value-type="float">
            <text:p>-4.3294117647</text:p>
          </table:table-cell>
          <table:table-cell table:formula="of:=POWER(10;[.D102]/20)" office:value-type="float" office:value="0.607476401650159" calcext:value-type="float">
            <text:p>0.60747640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02]-[.$B$6]" office:value-type="float" office:value="0.589810196078426" calcext:value-type="float">
            <text:p>0.5898101961</text:p>
          </table:table-cell>
          <table:table-cell table:formula="of:=[.B103]/23" office:value-type="float" office:value="0.0256439215686272" calcext:value-type="float">
            <text:p>0.0256439216</text:p>
          </table:table-cell>
          <table:table-cell table:formula="of:=[.C103]/-0.0061" office:value-type="float" office:value="-4.20392156862741" calcext:value-type="float">
            <text:p>-4.2039215686</text:p>
          </table:table-cell>
          <table:table-cell table:formula="of:=POWER(10;[.D103]/20)" office:value-type="float" office:value="0.616316679899605" calcext:value-type="float">
            <text:p>0.61631667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3]-[.$B$6]" office:value-type="float" office:value="0.572203921568622" calcext:value-type="float">
            <text:p>0.5722039216</text:p>
          </table:table-cell>
          <table:table-cell table:formula="of:=[.B104]/23" office:value-type="float" office:value="0.0248784313725488" calcext:value-type="float">
            <text:p>0.0248784314</text:p>
          </table:table-cell>
          <table:table-cell table:formula="of:=[.C104]/-0.0061" office:value-type="float" office:value="-4.07843137254898" calcext:value-type="float">
            <text:p>-4.0784313725</text:p>
          </table:table-cell>
          <table:table-cell table:formula="of:=POWER(10;[.D104]/20)" office:value-type="float" office:value="0.625285605976877" calcext:value-type="float">
            <text:p>0.6252856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4]-[.$B$6]" office:value-type="float" office:value="0.554597647058818" calcext:value-type="float">
            <text:p>0.5545976471</text:p>
          </table:table-cell>
          <table:table-cell table:formula="of:=[.B105]/23" office:value-type="float" office:value="0.0241129411764703" calcext:value-type="float">
            <text:p>0.0241129412</text:p>
          </table:table-cell>
          <table:table-cell table:formula="of:=[.C105]/-0.0061" office:value-type="float" office:value="-3.95294117647055" calcext:value-type="float">
            <text:p>-3.9529411765</text:p>
          </table:table-cell>
          <table:table-cell table:formula="of:=POWER(10;[.D105]/20)" office:value-type="float" office:value="0.634385052024811" calcext:value-type="float">
            <text:p>0.6343850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5]-[.$B$6]" office:value-type="float" office:value="0.536991372549014" calcext:value-type="float">
            <text:p>0.5369913725</text:p>
          </table:table-cell>
          <table:table-cell table:formula="of:=[.B106]/23" office:value-type="float" office:value="0.0233474509803919" calcext:value-type="float">
            <text:p>0.023347451</text:p>
          </table:table-cell>
          <table:table-cell table:formula="of:=[.C106]/-0.0061" office:value-type="float" office:value="-3.82745098039212" calcext:value-type="float">
            <text:p>-3.8274509804</text:p>
          </table:table-cell>
          <table:table-cell table:formula="of:=POWER(10;[.D106]/20)" office:value-type="float" office:value="0.643616917430537" calcext:value-type="float">
            <text:p>0.64361691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6]-[.$B$6]" office:value-type="float" office:value="0.51938509803921" calcext:value-type="float">
            <text:p>0.519385098</text:p>
          </table:table-cell>
          <table:table-cell table:formula="of:=[.B107]/23" office:value-type="float" office:value="0.0225819607843135" calcext:value-type="float">
            <text:p>0.0225819608</text:p>
          </table:table-cell>
          <table:table-cell table:formula="of:=[.C107]/-0.0061" office:value-type="float" office:value="-3.70196078431369" calcext:value-type="float">
            <text:p>-3.7019607843</text:p>
          </table:table-cell>
          <table:table-cell table:formula="of:=POWER(10;[.D107]/20)" office:value-type="float" office:value="0.652983129221943" calcext:value-type="float">
            <text:p>0.6529831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7]-[.$B$6]" office:value-type="float" office:value="0.501778823529406" calcext:value-type="float">
            <text:p>0.5017788235</text:p>
          </table:table-cell>
          <table:table-cell table:formula="of:=[.B108]/23" office:value-type="float" office:value="0.0218164705882351" calcext:value-type="float">
            <text:p>0.0218164706</text:p>
          </table:table-cell>
          <table:table-cell table:formula="of:=[.C108]/-0.0061" office:value-type="float" office:value="-3.57647058823526" calcext:value-type="float">
            <text:p>-3.5764705882</text:p>
          </table:table-cell>
          <table:table-cell table:formula="of:=POWER(10;[.D108]/20)" office:value-type="float" office:value="0.662485642469923" calcext:value-type="float">
            <text:p>0.6624856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8]-[.$B$6]" office:value-type="float" office:value="0.484172549019602" calcext:value-type="float">
            <text:p>0.484172549</text:p>
          </table:table-cell>
          <table:table-cell table:formula="of:=[.B109]/23" office:value-type="float" office:value="0.0210509803921566" calcext:value-type="float">
            <text:p>0.0210509804</text:p>
          </table:table-cell>
          <table:table-cell table:formula="of:=[.C109]/-0.0061" office:value-type="float" office:value="-3.45098039215682" calcext:value-type="float">
            <text:p>-3.4509803922</text:p>
          </table:table-cell>
          <table:table-cell table:formula="of:=POWER(10;[.D109]/20)" office:value-type="float" office:value="0.672126440696469" calcext:value-type="float">
            <text:p>0.67212644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9]-[.$B$6]" office:value-type="float" office:value="0.466566274509799" calcext:value-type="float">
            <text:p>0.4665662745</text:p>
          </table:table-cell>
          <table:table-cell table:formula="of:=[.B110]/23" office:value-type="float" office:value="0.0202854901960782" calcext:value-type="float">
            <text:p>0.0202854902</text:p>
          </table:table-cell>
          <table:table-cell table:formula="of:=[.C110]/-0.0061" office:value-type="float" office:value="-3.32549019607839" calcext:value-type="float">
            <text:p>-3.3254901961</text:p>
          </table:table-cell>
          <table:table-cell table:formula="of:=POWER(10;[.D110]/20)" office:value-type="float" office:value="0.681907536288703" calcext:value-type="float">
            <text:p>0.68190753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10]-[.$B$6]" office:value-type="float" office:value="0.448959999999995" calcext:value-type="float">
            <text:p>0.44896</text:p>
          </table:table-cell>
          <table:table-cell table:formula="of:=[.B111]/23" office:value-type="float" office:value="0.0195199999999998" calcext:value-type="float">
            <text:p>0.01952</text:p>
          </table:table-cell>
          <table:table-cell table:formula="of:=[.C111]/-0.0061" office:value-type="float" office:value="-3.19999999999996" calcext:value-type="float">
            <text:p>-3.2</text:p>
          </table:table-cell>
          <table:table-cell table:formula="of:=POWER(10;[.D111]/20)" office:value-type="float" office:value="0.69183097091894" calcext:value-type="float">
            <text:p>0.69183097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11]-[.$B$6]" office:value-type="float" office:value="0.431353725490191" calcext:value-type="float">
            <text:p>0.4313537255</text:p>
          </table:table-cell>
          <table:table-cell table:formula="of:=[.B112]/23" office:value-type="float" office:value="0.0187545098039213" calcext:value-type="float">
            <text:p>0.0187545098</text:p>
          </table:table-cell>
          <table:table-cell table:formula="of:=[.C112]/-0.0061" office:value-type="float" office:value="-3.07450980392153" calcext:value-type="float">
            <text:p>-3.0745098039</text:p>
          </table:table-cell>
          <table:table-cell table:formula="of:=POWER(10;[.D112]/20)" office:value-type="float" office:value="0.701898815970853" calcext:value-type="float">
            <text:p>0.7018988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12]-[.$B$6]" office:value-type="float" office:value="0.413747450980387" calcext:value-type="float">
            <text:p>0.413747451</text:p>
          </table:table-cell>
          <table:table-cell table:formula="of:=[.B113]/23" office:value-type="float" office:value="0.0179890196078429" calcext:value-type="float">
            <text:p>0.0179890196</text:p>
          </table:table-cell>
          <table:table-cell table:formula="of:=[.C113]/-0.0061" office:value-type="float" office:value="-2.9490196078431" calcext:value-type="float">
            <text:p>-2.9490196078</text:p>
          </table:table-cell>
          <table:table-cell table:formula="of:=POWER(10;[.D113]/20)" office:value-type="float" office:value="0.712113172971856" calcext:value-type="float">
            <text:p>0.7121131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13]-[.$B$6]" office:value-type="float" office:value="0.396141176470583" calcext:value-type="float">
            <text:p>0.3961411765</text:p>
          </table:table-cell>
          <table:table-cell table:formula="of:=[.B114]/23" office:value-type="float" office:value="0.0172235294117645" calcext:value-type="float">
            <text:p>0.0172235294</text:p>
          </table:table-cell>
          <table:table-cell table:formula="of:=[.C114]/-0.0061" office:value-type="float" office:value="-2.82352941176467" calcext:value-type="float">
            <text:p>-2.8235294118</text:p>
          </table:table-cell>
          <table:table-cell table:formula="of:=POWER(10;[.D114]/20)" office:value-type="float" office:value="0.72247617403176" calcext:value-type="float">
            <text:p>0.7224761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14]-[.$B$6]" office:value-type="float" office:value="0.378534901960779" calcext:value-type="float">
            <text:p>0.378534902</text:p>
          </table:table-cell>
          <table:table-cell table:formula="of:=[.B115]/23" office:value-type="float" office:value="0.016458039215686" calcext:value-type="float">
            <text:p>0.0164580392</text:p>
          </table:table-cell>
          <table:table-cell table:formula="of:=[.C115]/-0.0061" office:value-type="float" office:value="-2.69803921568624" calcext:value-type="float">
            <text:p>-2.6980392157</text:p>
          </table:table-cell>
          <table:table-cell table:formula="of:=POWER(10;[.D115]/20)" office:value-type="float" office:value="0.732989982287828" calcext:value-type="float">
            <text:p>0.73298998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5]-[.$B$6]" office:value-type="float" office:value="0.360928627450975" calcext:value-type="float">
            <text:p>0.3609286275</text:p>
          </table:table-cell>
          <table:table-cell table:formula="of:=[.B116]/23" office:value-type="float" office:value="0.0156925490196076" calcext:value-type="float">
            <text:p>0.015692549</text:p>
          </table:table-cell>
          <table:table-cell table:formula="of:=[.C116]/-0.0061" office:value-type="float" office:value="-2.57254901960781" calcext:value-type="float">
            <text:p>-2.5725490196</text:p>
          </table:table-cell>
          <table:table-cell table:formula="of:=POWER(10;[.D116]/20)" office:value-type="float" office:value="0.7436567923563" calcext:value-type="float">
            <text:p>0.74365679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6]-[.$B$6]" office:value-type="float" office:value="0.343322352941171" calcext:value-type="float">
            <text:p>0.3433223529</text:p>
          </table:table-cell>
          <table:table-cell table:formula="of:=[.B117]/23" office:value-type="float" office:value="0.0149270588235292" calcext:value-type="float">
            <text:p>0.0149270588</text:p>
          </table:table-cell>
          <table:table-cell table:formula="of:=[.C117]/-0.0061" office:value-type="float" office:value="-2.44705882352937" calcext:value-type="float">
            <text:p>-2.4470588235</text:p>
          </table:table-cell>
          <table:table-cell table:formula="of:=POWER(10;[.D117]/20)" office:value-type="float" office:value="0.754478830790488" calcext:value-type="float">
            <text:p>0.75447883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7]-[.$B$6]" office:value-type="float" office:value="0.325716078431367" calcext:value-type="float">
            <text:p>0.3257160784</text:p>
          </table:table-cell>
          <table:table-cell table:formula="of:=[.B118]/23" office:value-type="float" office:value="0.0141615686274508" calcext:value-type="float">
            <text:p>0.0141615686</text:p>
          </table:table-cell>
          <table:table-cell table:formula="of:=[.C118]/-0.0061" office:value-type="float" office:value="-2.32156862745094" calcext:value-type="float">
            <text:p>-2.3215686275</text:p>
          </table:table-cell>
          <table:table-cell table:formula="of:=POWER(10;[.D118]/20)" office:value-type="float" office:value="0.765458356545541" calcext:value-type="float">
            <text:p>0.76545835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8]-[.$B$6]" office:value-type="float" office:value="0.308109803921563" calcext:value-type="float">
            <text:p>0.3081098039</text:p>
          </table:table-cell>
          <table:table-cell table:formula="of:=[.B119]/23" office:value-type="float" office:value="0.0133960784313723" calcext:value-type="float">
            <text:p>0.0133960784</text:p>
          </table:table-cell>
          <table:table-cell table:formula="of:=[.C119]/-0.0061" office:value-type="float" office:value="-2.19607843137251" calcext:value-type="float">
            <text:p>-2.1960784314</text:p>
          </table:table-cell>
          <table:table-cell table:formula="of:=POWER(10;[.D119]/20)" office:value-type="float" office:value="0.77659766144997" calcext:value-type="float">
            <text:p>0.77659766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9]-[.$B$6]" office:value-type="float" office:value="0.29050352941176" calcext:value-type="float">
            <text:p>0.2905035294</text:p>
          </table:table-cell>
          <table:table-cell table:formula="of:=[.B120]/23" office:value-type="float" office:value="0.0126305882352939" calcext:value-type="float">
            <text:p>0.0126305882</text:p>
          </table:table-cell>
          <table:table-cell table:formula="of:=[.C120]/-0.0061" office:value-type="float" office:value="-2.07058823529408" calcext:value-type="float">
            <text:p>-2.0705882353</text:p>
          </table:table-cell>
          <table:table-cell table:formula="of:=POWER(10;[.D120]/20)" office:value-type="float" office:value="0.787899070684037" calcext:value-type="float">
            <text:p>0.78789907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20]-[.$B$6]" office:value-type="float" office:value="0.272897254901956" calcext:value-type="float">
            <text:p>0.2728972549</text:p>
          </table:table-cell>
          <table:table-cell table:formula="of:=[.B121]/23" office:value-type="float" office:value="0.0118650980392155" calcext:value-type="float">
            <text:p>0.011865098</text:p>
          </table:table-cell>
          <table:table-cell table:formula="of:=[.C121]/-0.0061" office:value-type="float" office:value="-1.94509803921565" calcext:value-type="float">
            <text:p>-1.9450980392</text:p>
          </table:table-cell>
          <table:table-cell table:formula="of:=POWER(10;[.D121]/20)" office:value-type="float" office:value="0.799364943265106" calcext:value-type="float">
            <text:p>0.79936494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21]-[.$B$6]" office:value-type="float" office:value="0.255290980392152" calcext:value-type="float">
            <text:p>0.2552909804</text:p>
          </table:table-cell>
          <table:table-cell table:formula="of:=[.B122]/23" office:value-type="float" office:value="0.011099607843137" calcext:value-type="float">
            <text:p>0.0110996078</text:p>
          </table:table-cell>
          <table:table-cell table:formula="of:=[.C122]/-0.0061" office:value-type="float" office:value="-1.81960784313722" calcext:value-type="float">
            <text:p>-1.8196078431</text:p>
          </table:table-cell>
          <table:table-cell table:formula="of:=POWER(10;[.D122]/20)" office:value-type="float" office:value="0.810997672540054" calcext:value-type="float">
            <text:p>0.81099767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22]-[.$B$6]" office:value-type="float" office:value="0.237684705882348" calcext:value-type="float">
            <text:p>0.2376847059</text:p>
          </table:table-cell>
          <table:table-cell table:formula="of:=[.B123]/23" office:value-type="float" office:value="0.0103341176470586" calcext:value-type="float">
            <text:p>0.0103341176</text:p>
          </table:table-cell>
          <table:table-cell table:formula="of:=[.C123]/-0.0061" office:value-type="float" office:value="-1.69411764705879" calcext:value-type="float">
            <text:p>-1.6941176471</text:p>
          </table:table-cell>
          <table:table-cell table:formula="of:=POWER(10;[.D123]/20)" office:value-type="float" office:value="0.822799686684854" calcext:value-type="float">
            <text:p>0.82279968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23]-[.$B$6]" office:value-type="float" office:value="0.220078431372544" calcext:value-type="float">
            <text:p>0.2200784314</text:p>
          </table:table-cell>
          <table:table-cell table:formula="of:=[.B124]/23" office:value-type="float" office:value="0.00956862745098017" calcext:value-type="float">
            <text:p>0.0095686275</text:p>
          </table:table-cell>
          <table:table-cell table:formula="of:=[.C124]/-0.0061" office:value-type="float" office:value="-1.56862745098036" calcext:value-type="float">
            <text:p>-1.568627451</text:p>
          </table:table-cell>
          <table:table-cell table:formula="of:=POWER(10;[.D124]/20)" office:value-type="float" office:value="0.834773449211419" calcext:value-type="float">
            <text:p>0.83477344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24]-[.$B$6]" office:value-type="float" office:value="0.20247215686274" calcext:value-type="float">
            <text:p>0.2024721569</text:p>
          </table:table-cell>
          <table:table-cell table:formula="of:=[.B125]/23" office:value-type="float" office:value="0.00880313725490174" calcext:value-type="float">
            <text:p>0.0088031373</text:p>
          </table:table-cell>
          <table:table-cell table:formula="of:=[.C125]/-0.0061" office:value-type="float" office:value="-1.44313725490192" calcext:value-type="float">
            <text:p>-1.4431372549</text:p>
          </table:table-cell>
          <table:table-cell table:formula="of:=POWER(10;[.D125]/20)" office:value-type="float" office:value="0.846921459481831" calcext:value-type="float">
            <text:p>0.84692145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25]-[.$B$6]" office:value-type="float" office:value="0.184865882352936" calcext:value-type="float">
            <text:p>0.1848658824</text:p>
          </table:table-cell>
          <table:table-cell table:formula="of:=[.B126]/23" office:value-type="float" office:value="0.00803764705882331" calcext:value-type="float">
            <text:p>0.0080376471</text:p>
          </table:table-cell>
          <table:table-cell table:formula="of:=[.C126]/-0.0061" office:value-type="float" office:value="-1.31764705882349" calcext:value-type="float">
            <text:p>-1.3176470588</text:p>
          </table:table-cell>
          <table:table-cell table:formula="of:=POWER(10;[.D126]/20)" office:value-type="float" office:value="0.859246253230046" calcext:value-type="float">
            <text:p>0.85924625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6]-[.$B$6]" office:value-type="float" office:value="0.167259607843132" calcext:value-type="float">
            <text:p>0.1672596078</text:p>
          </table:table-cell>
          <table:table-cell table:formula="of:=[.B127]/23" office:value-type="float" office:value="0.00727215686274488" calcext:value-type="float">
            <text:p>0.0072721569</text:p>
          </table:table-cell>
          <table:table-cell table:formula="of:=[.C127]/-0.0061" office:value-type="float" office:value="-1.19215686274506" calcext:value-type="float">
            <text:p>-1.1921568627</text:p>
          </table:table-cell>
          <table:table-cell table:formula="of:=POWER(10;[.D127]/20)" office:value-type="float" office:value="0.8717504030912" calcext:value-type="float">
            <text:p>0.87175040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7]-[.$B$6]" office:value-type="float" office:value="0.149653333333328" calcext:value-type="float">
            <text:p>0.1496533333</text:p>
          </table:table-cell>
          <table:table-cell table:formula="of:=[.B128]/23" office:value-type="float" office:value="0.00650666666666645" calcext:value-type="float">
            <text:p>0.0065066667</text:p>
          </table:table-cell>
          <table:table-cell table:formula="of:=[.C128]/-0.0061" office:value-type="float" office:value="-1.06666666666663" calcext:value-type="float">
            <text:p>-1.0666666667</text:p>
          </table:table-cell>
          <table:table-cell table:formula="of:=POWER(10;[.D128]/20)" office:value-type="float" office:value="0.884436519138603" calcext:value-type="float">
            <text:p>0.88443651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8]-[.$B$6]" office:value-type="float" office:value="0.132047058823524" calcext:value-type="float">
            <text:p>0.1320470588</text:p>
          </table:table-cell>
          <table:table-cell table:formula="of:=[.B129]/23" office:value-type="float" office:value="0.00574117647058801" calcext:value-type="float">
            <text:p>0.0057411765</text:p>
          </table:table-cell>
          <table:table-cell table:formula="of:=[.C129]/-0.0061" office:value-type="float" office:value="-0.941176470588199" calcext:value-type="float">
            <text:p>-0.9411764706</text:p>
          </table:table-cell>
          <table:table-cell table:formula="of:=POWER(10;[.D129]/20)" office:value-type="float" office:value="0.897307249428567" calcext:value-type="float">
            <text:p>0.89730724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9]-[.$B$6]" office:value-type="float" office:value="0.11444078431372" calcext:value-type="float">
            <text:p>0.1144407843</text:p>
          </table:table-cell>
          <table:table-cell table:formula="of:=[.B130]/23" office:value-type="float" office:value="0.00497568627450958" calcext:value-type="float">
            <text:p>0.0049756863</text:p>
          </table:table-cell>
          <table:table-cell table:formula="of:=[.C130]/-0.0061" office:value-type="float" office:value="-0.815686274509768" calcext:value-type="float">
            <text:p>-0.8156862745</text:p>
          </table:table-cell>
          <table:table-cell table:formula="of:=POWER(10;[.D130]/20)" office:value-type="float" office:value="0.910365280553144" calcext:value-type="float">
            <text:p>0.91036528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30]-[.$B$6]" office:value-type="float" office:value="0.0968345098039165" calcext:value-type="float">
            <text:p>0.0968345098</text:p>
          </table:table-cell>
          <table:table-cell table:formula="of:=[.B131]/23" office:value-type="float" office:value="0.00421019607843115" calcext:value-type="float">
            <text:p>0.0042101961</text:p>
          </table:table-cell>
          <table:table-cell table:formula="of:=[.C131]/-0.0061" office:value-type="float" office:value="-0.690196078431336" calcext:value-type="float">
            <text:p>-0.6901960784</text:p>
          </table:table-cell>
          <table:table-cell table:formula="of:=POWER(10;[.D131]/20)" office:value-type="float" office:value="0.92361333820092" calcext:value-type="float">
            <text:p>0.92361333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31]-[.$B$6]" office:value-type="float" office:value="0.0792282352941125" calcext:value-type="float">
            <text:p>0.0792282353</text:p>
          </table:table-cell>
          <table:table-cell table:formula="of:=[.B132]/23" office:value-type="float" office:value="0.00344470588235272" calcext:value-type="float">
            <text:p>0.0034447059</text:p>
          </table:table-cell>
          <table:table-cell table:formula="of:=[.C132]/-0.0061" office:value-type="float" office:value="-0.564705882352905" calcext:value-type="float">
            <text:p>-0.5647058824</text:p>
          </table:table-cell>
          <table:table-cell table:formula="of:=POWER(10;[.D132]/20)" office:value-type="float" office:value="0.937054187725966" calcext:value-type="float">
            <text:p>0.93705418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32]-[.$B$6]" office:value-type="float" office:value="0.0616219607843086" calcext:value-type="float">
            <text:p>0.0616219608</text:p>
          </table:table-cell>
          <table:table-cell table:formula="of:=[.B133]/23" office:value-type="float" office:value="0.00267921568627429" calcext:value-type="float">
            <text:p>0.0026792157</text:p>
          </table:table-cell>
          <table:table-cell table:formula="of:=[.C133]/-0.0061" office:value-type="float" office:value="-0.439215686274473" calcext:value-type="float">
            <text:p>-0.4392156863</text:p>
          </table:table-cell>
          <table:table-cell table:formula="of:=POWER(10;[.D133]/20)" office:value-type="float" office:value="0.950690634725066" calcext:value-type="float">
            <text:p>0.95069063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33]-[.$B$6]" office:value-type="float" office:value="0.0440156862745047" calcext:value-type="float">
            <text:p>0.0440156863</text:p>
          </table:table-cell>
          <table:table-cell table:formula="of:=[.B134]/23" office:value-type="float" office:value="0.00191372549019586" calcext:value-type="float">
            <text:p>0.0019137255</text:p>
          </table:table-cell>
          <table:table-cell table:formula="of:=[.C134]/-0.0061" office:value-type="float" office:value="-0.313725490196042" calcext:value-type="float">
            <text:p>-0.3137254902</text:p>
          </table:table-cell>
          <table:table-cell table:formula="of:=POWER(10;[.D134]/20)" office:value-type="float" office:value="0.96452552562335" calcext:value-type="float">
            <text:p>0.96452552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34]-[.$B$6]" office:value-type="float" office:value="0.0264094117647008" calcext:value-type="float">
            <text:p>0.0264094118</text:p>
          </table:table-cell>
          <table:table-cell table:formula="of:=[.B135]/23" office:value-type="float" office:value="0.00114823529411743" calcext:value-type="float">
            <text:p>0.0011482353</text:p>
          </table:table-cell>
          <table:table-cell table:formula="of:=[.C135]/-0.0061" office:value-type="float" office:value="-0.188235294117611" calcext:value-type="float">
            <text:p>-0.1882352941</text:p>
          </table:table-cell>
          <table:table-cell table:formula="of:=POWER(10;[.D135]/20)" office:value-type="float" office:value="0.978561748268446" calcext:value-type="float">
            <text:p>0.97856174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35]-[.$B$6]" office:value-type="float" office:value="0.00880313725489685" calcext:value-type="float">
            <text:p>0.0088031373</text:p>
          </table:table-cell>
          <table:table-cell table:formula="of:=[.B136]/23" office:value-type="float" office:value="0.000382745098038993" calcext:value-type="float">
            <text:p>0.0003827451</text:p>
          </table:table-cell>
          <table:table-cell table:formula="of:=[.C136]/-0.0061" office:value-type="float" office:value="-0.0627450980391793" calcext:value-type="float">
            <text:p>-0.062745098</text:p>
          </table:table-cell>
          <table:table-cell table:formula="of:=POWER(10;[.D136]/20)" office:value-type="float" office:value="0.992802232533281" calcext:value-type="float">
            <text:p>0.9928022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6]-[.$B$6]" office:value-type="float" office:value="-0.00880313725490707" calcext:value-type="float">
            <text:p>-0.0088031373</text:p>
          </table:table-cell>
          <table:table-cell table:formula="of:=[.B137]/23" office:value-type="float" office:value="-0.000382745098039438" calcext:value-type="float">
            <text:p>-0.0003827451</text:p>
          </table:table-cell>
          <table:table-cell table:formula="of:=[.C137]/-0.0061" office:value-type="float" office:value="0.0627450980392521" calcext:value-type="float">
            <text:p>0.062745098</text:p>
          </table:table-cell>
          <table:table-cell table:formula="of:=POWER(10;[.D137]/20)" office:value-type="float" office:value="1.00724995092765" calcext:value-type="float">
            <text:p>1.00724995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7]-[.$B$6]" office:value-type="float" office:value="-0.026409411764711" calcext:value-type="float">
            <text:p>-0.0264094118</text:p>
          </table:table-cell>
          <table:table-cell table:formula="of:=[.B138]/23" office:value-type="float" office:value="-0.00114823529411787" calcext:value-type="float">
            <text:p>-0.0011482353</text:p>
          </table:table-cell>
          <table:table-cell table:formula="of:=[.C138]/-0.0061" office:value-type="float" office:value="0.188235294117684" calcext:value-type="float">
            <text:p>0.1882352941</text:p>
          </table:table-cell>
          <table:table-cell table:formula="of:=POWER(10;[.D138]/20)" office:value-type="float" office:value="1.02190791921869" calcext:value-type="float">
            <text:p>1.02190791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8]-[.$B$6]" office:value-type="float" office:value="-0.0440156862745149" calcext:value-type="float">
            <text:p>-0.0440156863</text:p>
          </table:table-cell>
          <table:table-cell table:formula="of:=[.B139]/23" office:value-type="float" office:value="-0.0019137254901963" calcext:value-type="float">
            <text:p>-0.0019137255</text:p>
          </table:table-cell>
          <table:table-cell table:formula="of:=[.C139]/-0.0061" office:value-type="float" office:value="0.313725490196115" calcext:value-type="float">
            <text:p>0.3137254902</text:p>
          </table:table-cell>
          <table:table-cell table:formula="of:=POWER(10;[.D139]/20)" office:value-type="float" office:value="1.03677919706037" calcext:value-type="float">
            <text:p>1.03677919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9]-[.$B$6]" office:value-type="float" office:value="-0.0616219607843189" calcext:value-type="float">
            <text:p>-0.0616219608</text:p>
          </table:table-cell>
          <table:table-cell table:formula="of:=[.B140]/23" office:value-type="float" office:value="-0.00267921568627473" calcext:value-type="float">
            <text:p>-0.0026792157</text:p>
          </table:table-cell>
          <table:table-cell table:formula="of:=[.C140]/-0.0061" office:value-type="float" office:value="0.439215686274546" calcext:value-type="float">
            <text:p>0.4392156863</text:p>
          </table:table-cell>
          <table:table-cell table:formula="of:=POWER(10;[.D140]/20)" office:value-type="float" office:value="1.05186688863218" calcext:value-type="float">
            <text:p>1.05186688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40]-[.$B$6]" office:value-type="float" office:value="-0.0792282352941228" calcext:value-type="float">
            <text:p>-0.0792282353</text:p>
          </table:table-cell>
          <table:table-cell table:formula="of:=[.B141]/23" office:value-type="float" office:value="-0.00344470588235316" calcext:value-type="float">
            <text:p>-0.0034447059</text:p>
          </table:table-cell>
          <table:table-cell table:formula="of:=[.C141]/-0.0061" office:value-type="float" office:value="0.564705882352978" calcext:value-type="float">
            <text:p>0.5647058824</text:p>
          </table:table-cell>
          <table:table-cell table:formula="of:=POWER(10;[.D141]/20)" office:value-type="float" office:value="1.06717414328706" calcext:value-type="float">
            <text:p>1.06717414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41]-[.$B$6]" office:value-type="float" office:value="-0.0968345098039267" calcext:value-type="float">
            <text:p>-0.0968345098</text:p>
          </table:table-cell>
          <table:table-cell table:formula="of:=[.B142]/23" office:value-type="float" office:value="-0.0042101960784316" calcext:value-type="float">
            <text:p>-0.0042101961</text:p>
          </table:table-cell>
          <table:table-cell table:formula="of:=[.C142]/-0.0061" office:value-type="float" office:value="0.690196078431409" calcext:value-type="float">
            <text:p>0.6901960784</text:p>
          </table:table-cell>
          <table:table-cell table:formula="of:=POWER(10;[.D142]/20)" office:value-type="float" office:value="1.08270415620879" calcext:value-type="float">
            <text:p>1.08270415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42]-[.$B$6]" office:value-type="float" office:value="-0.114440784313731" calcext:value-type="float">
            <text:p>-0.1144407843</text:p>
          </table:table-cell>
          <table:table-cell table:formula="of:=[.B143]/23" office:value-type="float" office:value="-0.00497568627451003" calcext:value-type="float">
            <text:p>-0.0049756863</text:p>
          </table:table-cell>
          <table:table-cell table:formula="of:=[.C143]/-0.0061" office:value-type="float" office:value="0.81568627450984" calcext:value-type="float">
            <text:p>0.8156862745</text:p>
          </table:table-cell>
          <table:table-cell table:formula="of:=POWER(10;[.D143]/20)" office:value-type="float" office:value="1.09846016907895" calcext:value-type="float">
            <text:p>1.09846016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43]-[.$B$6]" office:value-type="float" office:value="-0.132047058823535" calcext:value-type="float">
            <text:p>-0.1320470588</text:p>
          </table:table-cell>
          <table:table-cell table:formula="of:=[.B144]/23" office:value-type="float" office:value="-0.00574117647058846" calcext:value-type="float">
            <text:p>-0.0057411765</text:p>
          </table:table-cell>
          <table:table-cell table:formula="of:=[.C144]/-0.0061" office:value-type="float" office:value="0.941176470588272" calcext:value-type="float">
            <text:p>0.9411764706</text:p>
          </table:table-cell>
          <table:table-cell table:formula="of:=POWER(10;[.D144]/20)" office:value-type="float" office:value="1.11444547075357" calcext:value-type="float">
            <text:p>1.11444547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44]-[.$B$6]" office:value-type="float" office:value="-0.149653333333338" calcext:value-type="float">
            <text:p>-0.1496533333</text:p>
          </table:table-cell>
          <table:table-cell table:formula="of:=[.B145]/23" office:value-type="float" office:value="-0.00650666666666689" calcext:value-type="float">
            <text:p>-0.0065066667</text:p>
          </table:table-cell>
          <table:table-cell table:formula="of:=[.C145]/-0.0061" office:value-type="float" office:value="1.0666666666667" calcext:value-type="float">
            <text:p>1.0666666667</text:p>
          </table:table-cell>
          <table:table-cell table:formula="of:=POWER(10;[.D145]/20)" office:value-type="float" office:value="1.13066339794964" calcext:value-type="float">
            <text:p>1.1306633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45]-[.$B$6]" office:value-type="float" office:value="-0.167259607843142" calcext:value-type="float">
            <text:p>-0.1672596078</text:p>
          </table:table-cell>
          <table:table-cell table:formula="of:=[.B146]/23" office:value-type="float" office:value="-0.00727215686274532" calcext:value-type="float">
            <text:p>-0.0072721569</text:p>
          </table:table-cell>
          <table:table-cell table:formula="of:=[.C146]/-0.0061" office:value-type="float" office:value="1.19215686274513" calcext:value-type="float">
            <text:p>1.1921568627</text:p>
          </table:table-cell>
          <table:table-cell table:formula="of:=POWER(10;[.D146]/20)" office:value-type="float" office:value="1.14711733594162" calcext:value-type="float">
            <text:p>1.14711733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6]-[.$B$6]" office:value-type="float" office:value="-0.184865882352946" calcext:value-type="float">
            <text:p>-0.1848658824</text:p>
          </table:table-cell>
          <table:table-cell table:formula="of:=[.B147]/23" office:value-type="float" office:value="-0.00803764705882375" calcext:value-type="float">
            <text:p>-0.0080376471</text:p>
          </table:table-cell>
          <table:table-cell table:formula="of:=[.C147]/-0.0061" office:value-type="float" office:value="1.31764705882357" calcext:value-type="float">
            <text:p>1.3176470588</text:p>
          </table:table-cell>
          <table:table-cell table:formula="of:=POWER(10;[.D147]/20)" office:value-type="float" office:value="1.16381071926802" calcext:value-type="float">
            <text:p>1.16381071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7]-[.$B$6]" office:value-type="float" office:value="-0.20247215686275" calcext:value-type="float">
            <text:p>-0.2024721569</text:p>
          </table:table-cell>
          <table:table-cell table:formula="of:=[.B148]/23" office:value-type="float" office:value="-0.00880313725490218" calcext:value-type="float">
            <text:p>-0.0088031373</text:p>
          </table:table-cell>
          <table:table-cell table:formula="of:=[.C148]/-0.0061" office:value-type="float" office:value="1.443137254902" calcext:value-type="float">
            <text:p>1.4431372549</text:p>
          </table:table-cell>
          <table:table-cell table:formula="of:=POWER(10;[.D148]/20)" office:value-type="float" office:value="1.18074703244836" calcext:value-type="float">
            <text:p>1.18074703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8]-[.$B$6]" office:value-type="float" office:value="-0.220078431372554" calcext:value-type="float">
            <text:p>-0.2200784314</text:p>
          </table:table-cell>
          <table:table-cell table:formula="of:=[.B149]/23" office:value-type="float" office:value="-0.00956862745098062" calcext:value-type="float">
            <text:p>-0.0095686275</text:p>
          </table:table-cell>
          <table:table-cell table:formula="of:=[.C149]/-0.0061" office:value-type="float" office:value="1.56862745098043" calcext:value-type="float">
            <text:p>1.568627451</text:p>
          </table:table-cell>
          <table:table-cell table:formula="of:=POWER(10;[.D149]/20)" office:value-type="float" office:value="1.19792981071053" calcext:value-type="float">
            <text:p>1.19792981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9]-[.$B$6]" office:value-type="float" office:value="-0.237684705882358" calcext:value-type="float">
            <text:p>-0.2376847059</text:p>
          </table:table-cell>
          <table:table-cell table:formula="of:=[.B150]/23" office:value-type="float" office:value="-0.010334117647059" calcext:value-type="float">
            <text:p>-0.0103341176</text:p>
          </table:table-cell>
          <table:table-cell table:formula="of:=[.C150]/-0.0061" office:value-type="float" office:value="1.69411764705886" calcext:value-type="float">
            <text:p>1.6941176471</text:p>
          </table:table-cell>
          <table:table-cell table:formula="of:=POWER(10;[.D150]/20)" office:value-type="float" office:value="1.21536264072865" calcext:value-type="float">
            <text:p>1.21536264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50]-[.$B$6]" office:value-type="float" office:value="-0.255290980392162" calcext:value-type="float">
            <text:p>-0.2552909804</text:p>
          </table:table-cell>
          <table:table-cell table:formula="of:=[.B151]/23" office:value-type="float" office:value="-0.0110996078431375" calcext:value-type="float">
            <text:p>-0.0110996078</text:p>
          </table:table-cell>
          <table:table-cell table:formula="of:=[.C151]/-0.0061" office:value-type="float" office:value="1.81960784313729" calcext:value-type="float">
            <text:p>1.8196078431</text:p>
          </table:table-cell>
          <table:table-cell table:formula="of:=POWER(10;[.D151]/20)" office:value-type="float" office:value="1.23304916137182" calcext:value-type="float">
            <text:p>1.23304916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51]-[.$B$6]" office:value-type="float" office:value="-0.272897254901966" calcext:value-type="float">
            <text:p>-0.2728972549</text:p>
          </table:table-cell>
          <table:table-cell table:formula="of:=[.B152]/23" office:value-type="float" office:value="-0.0118650980392159" calcext:value-type="float">
            <text:p>-0.011865098</text:p>
          </table:table-cell>
          <table:table-cell table:formula="of:=[.C152]/-0.0061" office:value-type="float" office:value="1.94509803921572" calcext:value-type="float">
            <text:p>1.9450980392</text:p>
          </table:table-cell>
          <table:table-cell table:formula="of:=POWER(10;[.D152]/20)" office:value-type="float" office:value="1.25099306446363" calcext:value-type="float">
            <text:p>1.25099306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52]-[.$B$6]" office:value-type="float" office:value="-0.29050352941177" calcext:value-type="float">
            <text:p>-0.2905035294</text:p>
          </table:table-cell>
          <table:table-cell table:formula="of:=[.B153]/23" office:value-type="float" office:value="-0.0126305882352943" calcext:value-type="float">
            <text:p>-0.0126305882</text:p>
          </table:table-cell>
          <table:table-cell table:formula="of:=[.C153]/-0.0061" office:value-type="float" office:value="2.07058823529415" calcext:value-type="float">
            <text:p>2.0705882353</text:p>
          </table:table-cell>
          <table:table-cell table:formula="of:=POWER(10;[.D153]/20)" office:value-type="float" office:value="1.26919809555281" calcext:value-type="float">
            <text:p>1.26919809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53]-[.$B$6]" office:value-type="float" office:value="-0.308109803921574" calcext:value-type="float">
            <text:p>-0.3081098039</text:p>
          </table:table-cell>
          <table:table-cell table:formula="of:=[.B154]/23" office:value-type="float" office:value="-0.0133960784313728" calcext:value-type="float">
            <text:p>-0.0133960784</text:p>
          </table:table-cell>
          <table:table-cell table:formula="of:=[.C154]/-0.0061" office:value-type="float" office:value="2.19607843137259" calcext:value-type="float">
            <text:p>2.1960784314</text:p>
          </table:table-cell>
          <table:table-cell table:formula="of:=POWER(10;[.D154]/20)" office:value-type="float" office:value="1.28766805469505" calcext:value-type="float">
            <text:p>1.28766805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54]-[.$B$6]" office:value-type="float" office:value="-0.325716078431378" calcext:value-type="float">
            <text:p>-0.3257160784</text:p>
          </table:table-cell>
          <table:table-cell table:formula="of:=[.B155]/23" office:value-type="float" office:value="-0.0141615686274512" calcext:value-type="float">
            <text:p>-0.0141615686</text:p>
          </table:table-cell>
          <table:table-cell table:formula="of:=[.C155]/-0.0061" office:value-type="float" office:value="2.32156862745102" calcext:value-type="float">
            <text:p>2.3215686275</text:p>
          </table:table-cell>
          <table:table-cell table:formula="of:=POWER(10;[.D155]/20)" office:value-type="float" office:value="1.30640679724621" calcext:value-type="float">
            <text:p>1.30640679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55]-[.$B$6]" office:value-type="float" office:value="-0.343322352941182" calcext:value-type="float">
            <text:p>-0.3433223529</text:p>
          </table:table-cell>
          <table:table-cell table:formula="of:=[.B156]/23" office:value-type="float" office:value="-0.0149270588235296" calcext:value-type="float">
            <text:p>-0.0149270588</text:p>
          </table:table-cell>
          <table:table-cell table:formula="of:=[.C156]/-0.0061" office:value-type="float" office:value="2.44705882352945" calcext:value-type="float">
            <text:p>2.4470588235</text:p>
          </table:table-cell>
          <table:table-cell table:formula="of:=POWER(10;[.D156]/20)" office:value-type="float" office:value="1.32541823466708" calcext:value-type="float">
            <text:p>1.32541823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6]-[.$B$6]" office:value-type="float" office:value="-0.360928627450985" calcext:value-type="float">
            <text:p>-0.3609286275</text:p>
          </table:table-cell>
          <table:table-cell table:formula="of:=[.B157]/23" office:value-type="float" office:value="-0.0156925490196081" calcext:value-type="float">
            <text:p>-0.015692549</text:p>
          </table:table-cell>
          <table:table-cell table:formula="of:=[.C157]/-0.0061" office:value-type="float" office:value="2.57254901960788" calcext:value-type="float">
            <text:p>2.5725490196</text:p>
          </table:table-cell>
          <table:table-cell table:formula="of:=POWER(10;[.D157]/20)" office:value-type="float" office:value="1.34470633533982" calcext:value-type="float">
            <text:p>1.34470633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7]-[.$B$6]" office:value-type="float" office:value="-0.378534901960789" calcext:value-type="float">
            <text:p>-0.378534902</text:p>
          </table:table-cell>
          <table:table-cell table:formula="of:=[.B158]/23" office:value-type="float" office:value="-0.0164580392156865" calcext:value-type="float">
            <text:p>-0.0164580392</text:p>
          </table:table-cell>
          <table:table-cell table:formula="of:=[.C158]/-0.0061" office:value-type="float" office:value="2.69803921568631" calcext:value-type="float">
            <text:p>2.6980392157</text:p>
          </table:table-cell>
          <table:table-cell table:formula="of:=POWER(10;[.D158]/20)" office:value-type="float" office:value="1.36427512539637" calcext:value-type="float">
            <text:p>1.3642751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8]-[.$B$6]" office:value-type="float" office:value="-0.396141176470593" calcext:value-type="float">
            <text:p>-0.3961411765</text:p>
          </table:table-cell>
          <table:table-cell table:formula="of:=[.B159]/23" office:value-type="float" office:value="-0.0172235294117649" calcext:value-type="float">
            <text:p>-0.0172235294</text:p>
          </table:table-cell>
          <table:table-cell table:formula="of:=[.C159]/-0.0061" office:value-type="float" office:value="2.82352941176474" calcext:value-type="float">
            <text:p>2.8235294118</text:p>
          </table:table-cell>
          <table:table-cell table:formula="of:=POWER(10;[.D159]/20)" office:value-type="float" office:value="1.38412868955876" calcext:value-type="float">
            <text:p>1.38412868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9]-[.$B$6]" office:value-type="float" office:value="-0.413747450980397" calcext:value-type="float">
            <text:p>-0.413747451</text:p>
          </table:table-cell>
          <table:table-cell table:formula="of:=[.B160]/23" office:value-type="float" office:value="-0.0179890196078434" calcext:value-type="float">
            <text:p>-0.0179890196</text:p>
          </table:table-cell>
          <table:table-cell table:formula="of:=[.C160]/-0.0061" office:value-type="float" office:value="2.94901960784317" calcext:value-type="float">
            <text:p>2.9490196078</text:p>
          </table:table-cell>
          <table:table-cell table:formula="of:=POWER(10;[.D160]/20)" office:value-type="float" office:value="1.40427117199183" calcext:value-type="float">
            <text:p>1.4042711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60]-[.$B$6]" office:value-type="float" office:value="-0.431353725490201" calcext:value-type="float">
            <text:p>-0.4313537255</text:p>
          </table:table-cell>
          <table:table-cell table:formula="of:=[.B161]/23" office:value-type="float" office:value="-0.0187545098039218" calcext:value-type="float">
            <text:p>-0.0187545098</text:p>
          </table:table-cell>
          <table:table-cell table:formula="of:=[.C161]/-0.0061" office:value-type="float" office:value="3.0745098039216" calcext:value-type="float">
            <text:p>3.0745098039</text:p>
          </table:table-cell>
          <table:table-cell table:formula="of:=POWER(10;[.D161]/20)" office:value-type="float" office:value="1.4247067771682" calcext:value-type="float">
            <text:p>1.42470677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61]-[.$B$6]" office:value-type="float" office:value="-0.448960000000005" calcext:value-type="float">
            <text:p>-0.44896</text:p>
          </table:table-cell>
          <table:table-cell table:formula="of:=[.B162]/23" office:value-type="float" office:value="-0.0195200000000002" calcext:value-type="float">
            <text:p>-0.01952</text:p>
          </table:table-cell>
          <table:table-cell table:formula="of:=[.C162]/-0.0061" office:value-type="float" office:value="3.20000000000003" calcext:value-type="float">
            <text:p>3.2</text:p>
          </table:table-cell>
          <table:table-cell table:formula="of:=POWER(10;[.D162]/20)" office:value-type="float" office:value="1.44543977074593" calcext:value-type="float">
            <text:p>1.44543977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62]-[.$B$6]" office:value-type="float" office:value="-0.466566274509809" calcext:value-type="float">
            <text:p>-0.4665662745</text:p>
          </table:table-cell>
          <table:table-cell table:formula="of:=[.B163]/23" office:value-type="float" office:value="-0.0202854901960786" calcext:value-type="float">
            <text:p>-0.0202854902</text:p>
          </table:table-cell>
          <table:table-cell table:formula="of:=[.C163]/-0.0061" office:value-type="float" office:value="3.32549019607847" calcext:value-type="float">
            <text:p>3.3254901961</text:p>
          </table:table-cell>
          <table:table-cell table:formula="of:=POWER(10;[.D163]/20)" office:value-type="float" office:value="1.46647448045893" calcext:value-type="float">
            <text:p>1.46647448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63]-[.$B$6]" office:value-type="float" office:value="-0.484172549019613" calcext:value-type="float">
            <text:p>-0.484172549</text:p>
          </table:table-cell>
          <table:table-cell table:formula="of:=[.B164]/23" office:value-type="float" office:value="-0.0210509803921571" calcext:value-type="float">
            <text:p>-0.0210509804</text:p>
          </table:table-cell>
          <table:table-cell table:formula="of:=[.C164]/-0.0061" office:value-type="float" office:value="3.4509803921569" calcext:value-type="float">
            <text:p>3.4509803922</text:p>
          </table:table-cell>
          <table:table-cell table:formula="of:=POWER(10;[.D164]/20)" office:value-type="float" office:value="1.48781529702029" calcext:value-type="float">
            <text:p>1.4878152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64]-[.$B$6]" office:value-type="float" office:value="-0.501778823529417" calcext:value-type="float">
            <text:p>-0.5017788235</text:p>
          </table:table-cell>
          <table:table-cell table:formula="of:=[.B165]/23" office:value-type="float" office:value="-0.0218164705882355" calcext:value-type="float">
            <text:p>-0.0218164706</text:p>
          </table:table-cell>
          <table:table-cell table:formula="of:=[.C165]/-0.0061" office:value-type="float" office:value="3.57647058823533" calcext:value-type="float">
            <text:p>3.5764705882</text:p>
          </table:table-cell>
          <table:table-cell table:formula="of:=POWER(10;[.D165]/20)" office:value-type="float" office:value="1.50946667503878" calcext:value-type="float">
            <text:p>1.50946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65]-[.$B$6]" office:value-type="float" office:value="-0.519385098039221" calcext:value-type="float">
            <text:p>-0.519385098</text:p>
          </table:table-cell>
          <table:table-cell table:formula="of:=[.B166]/23" office:value-type="float" office:value="-0.0225819607843139" calcext:value-type="float">
            <text:p>-0.0225819608</text:p>
          </table:table-cell>
          <table:table-cell table:formula="of:=[.C166]/-0.0061" office:value-type="float" office:value="3.70196078431376" calcext:value-type="float">
            <text:p>3.7019607843</text:p>
          </table:table-cell>
          <table:table-cell table:formula="of:=POWER(10;[.D166]/20)" office:value-type="float" office:value="1.53143313394873" calcext:value-type="float">
            <text:p>1.53143313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66]-[.$B$6]" office:value-type="float" office:value="-0.536991372549024" calcext:value-type="float">
            <text:p>-0.5369913725</text:p>
          </table:table-cell>
          <table:table-cell table:formula="of:=[.B167]/23" office:value-type="float" office:value="-0.0233474509803924" calcext:value-type="float">
            <text:p>-0.023347451</text:p>
          </table:table-cell>
          <table:table-cell table:formula="of:=[.C167]/-0.0061" office:value-type="float" office:value="3.82745098039219" calcext:value-type="float">
            <text:p>3.8274509804</text:p>
          </table:table-cell>
          <table:table-cell table:formula="of:=POWER(10;[.D167]/20)" office:value-type="float" office:value="1.55371925895334" calcext:value-type="float">
            <text:p>1.5537192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7]-[.$B$6]" office:value-type="float" office:value="-0.554597647058828" calcext:value-type="float">
            <text:p>-0.5545976471</text:p>
          </table:table-cell>
          <table:table-cell table:formula="of:=[.B168]/23" office:value-type="float" office:value="-0.0241129411764708" calcext:value-type="float">
            <text:p>-0.0241129412</text:p>
          </table:table-cell>
          <table:table-cell table:formula="of:=[.C168]/-0.0061" office:value-type="float" office:value="3.95294117647062" calcext:value-type="float">
            <text:p>3.9529411765</text:p>
          </table:table-cell>
          <table:table-cell table:formula="of:=POWER(10;[.D168]/20)" office:value-type="float" office:value="1.57632970198185" calcext:value-type="float">
            <text:p>1.5763297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8]-[.$B$6]" office:value-type="float" office:value="-0.572203921568632" calcext:value-type="float">
            <text:p>-0.5722039216</text:p>
          </table:table-cell>
          <table:table-cell table:formula="of:=[.B169]/23" office:value-type="float" office:value="-0.0248784313725492" calcext:value-type="float">
            <text:p>-0.0248784314</text:p>
          </table:table-cell>
          <table:table-cell table:formula="of:=[.C169]/-0.0061" office:value-type="float" office:value="4.07843137254905" calcext:value-type="float">
            <text:p>4.0784313725</text:p>
          </table:table-cell>
          <table:table-cell table:formula="of:=POWER(10;[.D169]/20)" office:value-type="float" office:value="1.59926918266049" calcext:value-type="float">
            <text:p>1.59926918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9]-[.$B$6]" office:value-type="float" office:value="-0.589810196078436" calcext:value-type="float">
            <text:p>-0.5898101961</text:p>
          </table:table-cell>
          <table:table-cell table:formula="of:=[.B170]/23" office:value-type="float" office:value="-0.0256439215686277" calcext:value-type="float">
            <text:p>-0.0256439216</text:p>
          </table:table-cell>
          <table:table-cell table:formula="of:=[.C170]/-0.0061" office:value-type="float" office:value="4.20392156862748" calcext:value-type="float">
            <text:p>4.2039215686</text:p>
          </table:table-cell>
          <table:table-cell table:formula="of:=POWER(10;[.D170]/20)" office:value-type="float" office:value="1.62254248929772" calcext:value-type="float">
            <text:p>1.62254248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70]-[.$B$6]" office:value-type="float" office:value="-0.60741647058824" calcext:value-type="float">
            <text:p>-0.6074164706</text:p>
          </table:table-cell>
          <table:table-cell table:formula="of:=[.B171]/23" office:value-type="float" office:value="-0.0264094117647061" calcext:value-type="float">
            <text:p>-0.0264094118</text:p>
          </table:table-cell>
          <table:table-cell table:formula="of:=[.C171]/-0.0061" office:value-type="float" office:value="4.32941176470592" calcext:value-type="float">
            <text:p>4.3294117647</text:p>
          </table:table-cell>
          <table:table-cell table:formula="of:=POWER(10;[.D171]/20)" office:value-type="float" office:value="1.64615447988365" calcext:value-type="float">
            <text:p>1.64615447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71]-[.$B$6]" office:value-type="float" office:value="-0.625022745098044" calcext:value-type="float">
            <text:p>-0.6250227451</text:p>
          </table:table-cell>
          <table:table-cell table:formula="of:=[.B172]/23" office:value-type="float" office:value="-0.0271749019607845" calcext:value-type="float">
            <text:p>-0.027174902</text:p>
          </table:table-cell>
          <table:table-cell table:formula="of:=[.C172]/-0.0061" office:value-type="float" office:value="4.45490196078435" calcext:value-type="float">
            <text:p>4.4549019608</text:p>
          </table:table-cell>
          <table:table-cell table:formula="of:=POWER(10;[.D172]/20)" office:value-type="float" office:value="1.67011008310414" calcext:value-type="float">
            <text:p>1.67011008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72]-[.$B$6]" office:value-type="float" office:value="-0.642629019607848" calcext:value-type="float">
            <text:p>-0.6426290196</text:p>
          </table:table-cell>
          <table:table-cell table:formula="of:=[.B173]/23" office:value-type="float" office:value="-0.0279403921568629" calcext:value-type="float">
            <text:p>-0.0279403922</text:p>
          </table:table-cell>
          <table:table-cell table:formula="of:=[.C173]/-0.0061" office:value-type="float" office:value="4.58039215686278" calcext:value-type="float">
            <text:p>4.5803921569</text:p>
          </table:table-cell>
          <table:table-cell table:formula="of:=POWER(10;[.D173]/20)" office:value-type="float" office:value="1.69441429936957" calcext:value-type="float">
            <text:p>1.69441429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73]-[.$B$6]" office:value-type="float" office:value="-0.660235294117652" calcext:value-type="float">
            <text:p>-0.6602352941</text:p>
          </table:table-cell>
          <table:table-cell table:formula="of:=[.B174]/23" office:value-type="float" office:value="-0.0287058823529414" calcext:value-type="float">
            <text:p>-0.0287058824</text:p>
          </table:table-cell>
          <table:table-cell table:formula="of:=[.C174]/-0.0061" office:value-type="float" office:value="4.70588235294121" calcext:value-type="float">
            <text:p>4.7058823529</text:p>
          </table:table-cell>
          <table:table-cell table:formula="of:=POWER(10;[.D174]/20)" office:value-type="float" office:value="1.71907220185858" calcext:value-type="float">
            <text:p>1.71907220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74]-[.$B$6]" office:value-type="float" office:value="-0.677841568627456" calcext:value-type="float">
            <text:p>-0.6778415686</text:p>
          </table:table-cell>
          <table:table-cell table:formula="of:=[.B175]/23" office:value-type="float" office:value="-0.0294713725490198" calcext:value-type="float">
            <text:p>-0.0294713725</text:p>
          </table:table-cell>
          <table:table-cell table:formula="of:=[.C175]/-0.0061" office:value-type="float" office:value="4.83137254901964" calcext:value-type="float">
            <text:p>4.831372549</text:p>
          </table:table-cell>
          <table:table-cell table:formula="of:=POWER(10;[.D175]/20)" office:value-type="float" office:value="1.7440889375771" calcext:value-type="float">
            <text:p>1.74408893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75]-[.$B$6]" office:value-type="float" office:value="-0.695447843137259" calcext:value-type="float">
            <text:p>-0.6954478431</text:p>
          </table:table-cell>
          <table:table-cell table:formula="of:=[.B176]/23" office:value-type="float" office:value="-0.0302368627450982" calcext:value-type="float">
            <text:p>-0.0302368627</text:p>
          </table:table-cell>
          <table:table-cell table:formula="of:=[.C176]/-0.0061" office:value-type="float" office:value="4.95686274509807" calcext:value-type="float">
            <text:p>4.9568627451</text:p>
          </table:table-cell>
          <table:table-cell table:formula="of:=POWER(10;[.D176]/20)" office:value-type="float" office:value="1.76946972843264" calcext:value-type="float">
            <text:p>1.769469728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76]-[.$B$6]" office:value-type="float" office:value="-0.713054117647063" calcext:value-type="float">
            <text:p>-0.7130541176</text:p>
          </table:table-cell>
          <table:table-cell table:formula="of:=[.B177]/23" office:value-type="float" office:value="-0.0310023529411767" calcext:value-type="float">
            <text:p>-0.0310023529</text:p>
          </table:table-cell>
          <table:table-cell table:formula="of:=[.C177]/-0.0061" office:value-type="float" office:value="5.0823529411765" calcext:value-type="float">
            <text:p>5.0823529412</text:p>
          </table:table-cell>
          <table:table-cell table:formula="of:=POWER(10;[.D177]/20)" office:value-type="float" office:value="1.79521987232437" calcext:value-type="float">
            <text:p>1.79521987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7]-[.$B$6]" office:value-type="float" office:value="-0.730660392156867" calcext:value-type="float">
            <text:p>-0.7306603922</text:p>
          </table:table-cell>
          <table:table-cell table:formula="of:=[.B178]/23" office:value-type="float" office:value="-0.0317678431372551" calcext:value-type="float">
            <text:p>-0.0317678431</text:p>
          </table:table-cell>
          <table:table-cell table:formula="of:=[.C178]/-0.0061" office:value-type="float" office:value="5.20784313725493" calcext:value-type="float">
            <text:p>5.2078431373</text:p>
          </table:table-cell>
          <table:table-cell table:formula="of:=POWER(10;[.D178]/20)" office:value-type="float" office:value="1.82134474424889" calcext:value-type="float">
            <text:p>1.82134474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8]-[.$B$6]" office:value-type="float" office:value="-0.748266666666671" calcext:value-type="float">
            <text:p>-0.7482666667</text:p>
          </table:table-cell>
          <table:table-cell table:formula="of:=[.B179]/23" office:value-type="float" office:value="-0.0325333333333335" calcext:value-type="float">
            <text:p>-0.0325333333</text:p>
          </table:table-cell>
          <table:table-cell table:formula="of:=[.C179]/-0.0061" office:value-type="float" office:value="5.33333333333337" calcext:value-type="float">
            <text:p>5.3333333333</text:p>
          </table:table-cell>
          <table:table-cell table:formula="of:=POWER(10;[.D179]/20)" office:value-type="float" office:value="1.8478497974223" calcext:value-type="float">
            <text:p>1.84784979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9]-[.$B$6]" office:value-type="float" office:value="-0.765872941176475" calcext:value-type="float">
            <text:p>-0.7658729412</text:p>
          </table:table-cell>
          <table:table-cell table:formula="of:=[.B180]/23" office:value-type="float" office:value="-0.033298823529412" calcext:value-type="float">
            <text:p>-0.0332988235</text:p>
          </table:table-cell>
          <table:table-cell table:formula="of:=[.C180]/-0.0061" office:value-type="float" office:value="5.4588235294118" calcext:value-type="float">
            <text:p>5.4588235294</text:p>
          </table:table-cell>
          <table:table-cell table:formula="of:=POWER(10;[.D180]/20)" office:value-type="float" office:value="1.87474056441838" calcext:value-type="float">
            <text:p>1.87474056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80]-[.$B$6]" office:value-type="float" office:value="-0.783479215686279" calcext:value-type="float">
            <text:p>-0.7834792157</text:p>
          </table:table-cell>
          <table:table-cell table:formula="of:=[.B181]/23" office:value-type="float" office:value="-0.0340643137254904" calcext:value-type="float">
            <text:p>-0.0340643137</text:p>
          </table:table-cell>
          <table:table-cell table:formula="of:=[.C181]/-0.0061" office:value-type="float" office:value="5.58431372549023" calcext:value-type="float">
            <text:p>5.5843137255</text:p>
          </table:table-cell>
          <table:table-cell table:formula="of:=POWER(10;[.D181]/20)" office:value-type="float" office:value="1.90202265832354" calcext:value-type="float">
            <text:p>1.90202265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81]-[.$B$6]" office:value-type="float" office:value="-0.801085490196083" calcext:value-type="float">
            <text:p>-0.8010854902</text:p>
          </table:table-cell>
          <table:table-cell table:formula="of:=[.B182]/23" office:value-type="float" office:value="-0.0348298039215688" calcext:value-type="float">
            <text:p>-0.0348298039</text:p>
          </table:table-cell>
          <table:table-cell table:formula="of:=[.C182]/-0.0061" office:value-type="float" office:value="5.70980392156866" calcext:value-type="float">
            <text:p>5.7098039216</text:p>
          </table:table-cell>
          <table:table-cell table:formula="of:=POWER(10;[.D182]/20)" office:value-type="float" office:value="1.92970177390836" calcext:value-type="float">
            <text:p>1.92970177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82]-[.$B$6]" office:value-type="float" office:value="-0.818691764705887" calcext:value-type="float">
            <text:p>-0.8186917647</text:p>
          </table:table-cell>
          <table:table-cell table:formula="of:=[.B183]/23" office:value-type="float" office:value="-0.0355952941176473" calcext:value-type="float">
            <text:p>-0.0355952941</text:p>
          </table:table-cell>
          <table:table-cell table:formula="of:=[.C183]/-0.0061" office:value-type="float" office:value="5.83529411764709" calcext:value-type="float">
            <text:p>5.8352941176</text:p>
          </table:table-cell>
          <table:table-cell table:formula="of:=POWER(10;[.D183]/20)" office:value-type="float" office:value="1.95778368881643" calcext:value-type="float">
            <text:p>1.95778368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83]-[.$B$6]" office:value-type="float" office:value="-0.836298039215691" calcext:value-type="float">
            <text:p>-0.8362980392</text:p>
          </table:table-cell>
          <table:table-cell table:formula="of:=[.B184]/23" office:value-type="float" office:value="-0.0363607843137257" calcext:value-type="float">
            <text:p>-0.0363607843</text:p>
          </table:table-cell>
          <table:table-cell table:formula="of:=[.C184]/-0.0061" office:value-type="float" office:value="5.96078431372552" calcext:value-type="float">
            <text:p>5.9607843137</text:p>
          </table:table-cell>
          <table:table-cell table:formula="of:=POWER(10;[.D184]/20)" office:value-type="float" office:value="1.98627426477025" calcext:value-type="float">
            <text:p>1.98627426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84]-[.$B$6]" office:value-type="float" office:value="-0.853904313725495" calcext:value-type="float">
            <text:p>-0.8539043137</text:p>
          </table:table-cell>
          <table:table-cell table:formula="of:=[.B185]/23" office:value-type="float" office:value="-0.0371262745098041" calcext:value-type="float">
            <text:p>-0.0371262745</text:p>
          </table:table-cell>
          <table:table-cell table:formula="of:=[.C185]/-0.0061" office:value-type="float" office:value="6.08627450980395" calcext:value-type="float">
            <text:p>6.0862745098</text:p>
          </table:table-cell>
          <table:table-cell table:formula="of:=POWER(10;[.D185]/20)" office:value-type="float" office:value="2.01517944879482" calcext:value-type="float">
            <text:p>2.01517944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85]-[.$B$6]" office:value-type="float" office:value="-0.871510588235299" calcext:value-type="float">
            <text:p>-0.8715105882</text:p>
          </table:table-cell>
          <table:table-cell table:formula="of:=[.B186]/23" office:value-type="float" office:value="-0.0378917647058825" calcext:value-type="float">
            <text:p>-0.0378917647</text:p>
          </table:table-cell>
          <table:table-cell table:formula="of:=[.C186]/-0.0061" office:value-type="float" office:value="6.21176470588238" calcext:value-type="float">
            <text:p>6.2117647059</text:p>
          </table:table-cell>
          <table:table-cell table:formula="of:=POWER(10;[.D186]/20)" office:value-type="float" office:value="2.04450527445903" calcext:value-type="float">
            <text:p>2.04450527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6]-[.$B$6]" office:value-type="float" office:value="-0.889116862745102" calcext:value-type="float">
            <text:p>-0.8891168627</text:p>
          </table:table-cell>
          <table:table-cell table:formula="of:=[.B187]/23" office:value-type="float" office:value="-0.038657254901961" calcext:value-type="float">
            <text:p>-0.0386572549</text:p>
          </table:table-cell>
          <table:table-cell table:formula="of:=[.C187]/-0.0061" office:value-type="float" office:value="6.33725490196082" calcext:value-type="float">
            <text:p>6.337254902</text:p>
          </table:table-cell>
          <table:table-cell table:formula="of:=POWER(10;[.D187]/20)" office:value-type="float" office:value="2.07425786313504" calcext:value-type="float">
            <text:p>2.07425786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7]-[.$B$6]" office:value-type="float" office:value="-0.906723137254906" calcext:value-type="float">
            <text:p>-0.9067231373</text:p>
          </table:table-cell>
          <table:table-cell table:formula="of:=[.B188]/23" office:value-type="float" office:value="-0.0394227450980394" calcext:value-type="float">
            <text:p>-0.0394227451</text:p>
          </table:table-cell>
          <table:table-cell table:formula="of:=[.C188]/-0.0061" office:value-type="float" office:value="6.46274509803925" calcext:value-type="float">
            <text:p>6.462745098</text:p>
          </table:table-cell>
          <table:table-cell table:formula="of:=POWER(10;[.D188]/20)" office:value-type="float" office:value="2.10444342527606" calcext:value-type="float">
            <text:p>2.10444342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8]-[.$B$6]" office:value-type="float" office:value="-0.92432941176471" calcext:value-type="float">
            <text:p>-0.9243294118</text:p>
          </table:table-cell>
          <table:table-cell table:formula="of:=[.B189]/23" office:value-type="float" office:value="-0.0401882352941178" calcext:value-type="float">
            <text:p>-0.0401882353</text:p>
          </table:table-cell>
          <table:table-cell table:formula="of:=[.C189]/-0.0061" office:value-type="float" office:value="6.58823529411768" calcext:value-type="float">
            <text:p>6.5882352941</text:p>
          </table:table-cell>
          <table:table-cell table:formula="of:=POWER(10;[.D189]/20)" office:value-type="float" office:value="2.1350682617127" calcext:value-type="float">
            <text:p>2.13506826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9]-[.$B$6]" office:value-type="float" office:value="-0.941935686274514" calcext:value-type="float">
            <text:p>-0.9419356863</text:p>
          </table:table-cell>
          <table:table-cell table:formula="of:=[.B190]/23" office:value-type="float" office:value="-0.0409537254901963" calcext:value-type="float">
            <text:p>-0.0409537255</text:p>
          </table:table-cell>
          <table:table-cell table:formula="of:=[.C190]/-0.0061" office:value-type="float" office:value="6.71372549019611" calcext:value-type="float">
            <text:p>6.7137254902</text:p>
          </table:table-cell>
          <table:table-cell table:formula="of:=POWER(10;[.D190]/20)" office:value-type="float" office:value="2.16613876496819" calcext:value-type="float">
            <text:p>2.1661387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90]-[.$B$6]" office:value-type="float" office:value="-0.959541960784318" calcext:value-type="float">
            <text:p>-0.9595419608</text:p>
          </table:table-cell>
          <table:table-cell table:formula="of:=[.B191]/23" office:value-type="float" office:value="-0.0417192156862747" calcext:value-type="float">
            <text:p>-0.0417192157</text:p>
          </table:table-cell>
          <table:table-cell table:formula="of:=[.C191]/-0.0061" office:value-type="float" office:value="6.83921568627454" calcext:value-type="float">
            <text:p>6.8392156863</text:p>
          </table:table-cell>
          <table:table-cell table:formula="of:=POWER(10;[.D191]/20)" office:value-type="float" office:value="2.19766142059269" calcext:value-type="float">
            <text:p>2.19766142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91]-[.$B$6]" office:value-type="float" office:value="-0.977148235294122" calcext:value-type="float">
            <text:p>-0.9771482353</text:p>
          </table:table-cell>
          <table:table-cell table:formula="of:=[.B192]/23" office:value-type="float" office:value="-0.0424847058823531" calcext:value-type="float">
            <text:p>-0.0424847059</text:p>
          </table:table-cell>
          <table:table-cell table:formula="of:=[.C192]/-0.0061" office:value-type="float" office:value="6.96470588235297" calcext:value-type="float">
            <text:p>6.9647058824</text:p>
          </table:table-cell>
          <table:table-cell table:formula="of:=POWER(10;[.D192]/20)" office:value-type="float" office:value="2.22964280851712" calcext:value-type="float">
            <text:p>2.22964280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92]-[.$B$6]" office:value-type="float" office:value="-0.994754509803926" calcext:value-type="float">
            <text:p>-0.9947545098</text:p>
          </table:table-cell>
          <table:table-cell table:formula="of:=[.B193]/23" office:value-type="float" office:value="-0.0432501960784316" calcext:value-type="float">
            <text:p>-0.0432501961</text:p>
          </table:table-cell>
          <table:table-cell table:formula="of:=[.C193]/-0.0061" office:value-type="float" office:value="7.0901960784314" calcext:value-type="float">
            <text:p>7.0901960784</text:p>
          </table:table-cell>
          <table:table-cell table:formula="of:=POWER(10;[.D193]/20)" office:value-type="float" office:value="2.2620896044266" calcext:value-type="float">
            <text:p>2.26208960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93]-[.$B$6]" office:value-type="float" office:value="-1.01236078431373" calcext:value-type="float">
            <text:p>-1.0123607843</text:p>
          </table:table-cell>
          <table:table-cell table:formula="of:=[.B194]/23" office:value-type="float" office:value="-0.04401568627451" calcext:value-type="float">
            <text:p>-0.0440156863</text:p>
          </table:table-cell>
          <table:table-cell table:formula="of:=[.C194]/-0.0061" office:value-type="float" office:value="7.21568627450983" calcext:value-type="float">
            <text:p>7.2156862745</text:p>
          </table:table-cell>
          <table:table-cell table:formula="of:=POWER(10;[.D194]/20)" office:value-type="float" office:value="2.29500858115391" calcext:value-type="float">
            <text:p>2.29500858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94]-[.$B$6]" office:value-type="float" office:value="-1.02996705882353" calcext:value-type="float">
            <text:p>-1.0299670588</text:p>
          </table:table-cell>
          <table:table-cell table:formula="of:=[.B195]/23" office:value-type="float" office:value="-0.0447811764705884" calcext:value-type="float">
            <text:p>-0.0447811765</text:p>
          </table:table-cell>
          <table:table-cell table:formula="of:=[.C195]/-0.0061" office:value-type="float" office:value="7.34117647058827" calcext:value-type="float">
            <text:p>7.3411764706</text:p>
          </table:table-cell>
          <table:table-cell table:formula="of:=POWER(10;[.D195]/20)" office:value-type="float" office:value="2.32840661009324" calcext:value-type="float">
            <text:p>2.32840661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95]-[.$B$6]" office:value-type="float" office:value="-1.04757333333334" calcext:value-type="float">
            <text:p>-1.0475733333</text:p>
          </table:table-cell>
          <table:table-cell table:formula="of:=[.B196]/23" office:value-type="float" office:value="-0.0455466666666669" calcext:value-type="float">
            <text:p>-0.0455466667</text:p>
          </table:table-cell>
          <table:table-cell table:formula="of:=[.C196]/-0.0061" office:value-type="float" office:value="7.4666666666667" calcext:value-type="float">
            <text:p>7.4666666667</text:p>
          </table:table-cell>
          <table:table-cell table:formula="of:=POWER(10;[.D196]/20)" office:value-type="float" office:value="2.36229066263447" calcext:value-type="float">
            <text:p>2.36229066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96]-[.$B$6]" office:value-type="float" office:value="-1.06517960784314" calcext:value-type="float">
            <text:p>-1.0651796078</text:p>
          </table:table-cell>
          <table:table-cell table:formula="of:=[.B197]/23" office:value-type="float" office:value="-0.0463121568627453" calcext:value-type="float">
            <text:p>-0.0463121569</text:p>
          </table:table-cell>
          <table:table-cell table:formula="of:=[.C197]/-0.0061" office:value-type="float" office:value="7.59215686274513" calcext:value-type="float">
            <text:p>7.5921568627</text:p>
          </table:table-cell>
          <table:table-cell table:formula="of:=POWER(10;[.D197]/20)" office:value-type="float" office:value="2.39666781161841" calcext:value-type="float">
            <text:p>2.39666781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7]-[.$B$6]" office:value-type="float" office:value="-1.08278588235295" calcext:value-type="float">
            <text:p>-1.0827858824</text:p>
          </table:table-cell>
          <table:table-cell table:formula="of:=[.B198]/23" office:value-type="float" office:value="-0.0470776470588237" calcext:value-type="float">
            <text:p>-0.0470776471</text:p>
          </table:table-cell>
          <table:table-cell table:formula="of:=[.C198]/-0.0061" office:value-type="float" office:value="7.71764705882356" calcext:value-type="float">
            <text:p>7.7176470588</text:p>
          </table:table-cell>
          <table:table-cell table:formula="of:=POWER(10;[.D198]/20)" office:value-type="float" office:value="2.43154523281312" calcext:value-type="float">
            <text:p>2.43154523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8]-[.$B$6]" office:value-type="float" office:value="-1.10039215686275" calcext:value-type="float">
            <text:p>-1.1003921569</text:p>
          </table:table-cell>
          <table:table-cell table:formula="of:=[.B199]/23" office:value-type="float" office:value="-0.0478431372549022" calcext:value-type="float">
            <text:p>-0.0478431373</text:p>
          </table:table-cell>
          <table:table-cell table:formula="of:=[.C199]/-0.0061" office:value-type="float" office:value="7.84313725490199" calcext:value-type="float">
            <text:p>7.8431372549</text:p>
          </table:table-cell>
          <table:table-cell table:formula="of:=POWER(10;[.D199]/20)" office:value-type="float" office:value="2.46693020641175" calcext:value-type="float">
            <text:p>2.46693020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9]-[.$B$6]" office:value-type="float" office:value="-1.11799843137255" calcext:value-type="float">
            <text:p>-1.1179984314</text:p>
          </table:table-cell>
          <table:table-cell table:formula="of:=[.B200]/23" office:value-type="float" office:value="-0.0486086274509806" calcext:value-type="float">
            <text:p>-0.0486086275</text:p>
          </table:table-cell>
          <table:table-cell table:formula="of:=[.C200]/-0.0061" office:value-type="float" office:value="7.96862745098043" calcext:value-type="float">
            <text:p>7.968627451</text:p>
          </table:table-cell>
          <table:table-cell table:formula="of:=POWER(10;[.D200]/20)" office:value-type="float" office:value="2.50283011855221" calcext:value-type="float">
            <text:p>2.50283011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200]-[.$B$6]" office:value-type="float" office:value="-1.13560470588236" calcext:value-type="float">
            <text:p>-1.1356047059</text:p>
          </table:table-cell>
          <table:table-cell table:formula="of:=[.B201]/23" office:value-type="float" office:value="-0.049374117647059" calcext:value-type="float">
            <text:p>-0.0493741176</text:p>
          </table:table-cell>
          <table:table-cell table:formula="of:=[.C201]/-0.0061" office:value-type="float" office:value="8.09411764705886" calcext:value-type="float">
            <text:p>8.0941176471</text:p>
          </table:table-cell>
          <table:table-cell table:formula="of:=POWER(10;[.D201]/20)" office:value-type="float" office:value="2.53925246285891" calcext:value-type="float">
            <text:p>2.53925246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201]-[.$B$6]" office:value-type="float" office:value="-1.15321098039216" calcext:value-type="float">
            <text:p>-1.1532109804</text:p>
          </table:table-cell>
          <table:table-cell table:formula="of:=[.B202]/23" office:value-type="float" office:value="-0.0501396078431375" calcext:value-type="float">
            <text:p>-0.0501396078</text:p>
          </table:table-cell>
          <table:table-cell table:formula="of:=[.C202]/-0.0061" office:value-type="float" office:value="8.21960784313729" calcext:value-type="float">
            <text:p>8.2196078431</text:p>
          </table:table-cell>
          <table:table-cell table:formula="of:=POWER(10;[.D202]/20)" office:value-type="float" office:value="2.57620484200695" calcext:value-type="float">
            <text:p>2.57620484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202]-[.$B$6]" office:value-type="float" office:value="-1.17081725490197" calcext:value-type="float">
            <text:p>-1.1708172549</text:p>
          </table:table-cell>
          <table:table-cell table:formula="of:=[.B203]/23" office:value-type="float" office:value="-0.0509050980392159" calcext:value-type="float">
            <text:p>-0.050905098</text:p>
          </table:table-cell>
          <table:table-cell table:formula="of:=[.C203]/-0.0061" office:value-type="float" office:value="8.34509803921572" calcext:value-type="float">
            <text:p>8.3450980392</text:p>
          </table:table-cell>
          <table:table-cell table:formula="of:=POWER(10;[.D203]/20)" office:value-type="float" office:value="2.61369496930909" calcext:value-type="float">
            <text:p>2.61369496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203]-[.$B$6]" office:value-type="float" office:value="-1.18842352941177" calcext:value-type="float">
            <text:p>-1.1884235294</text:p>
          </table:table-cell>
          <table:table-cell table:formula="of:=[.B204]/23" office:value-type="float" office:value="-0.0516705882352943" calcext:value-type="float">
            <text:p>-0.0516705882</text:p>
          </table:table-cell>
          <table:table-cell table:formula="of:=[.C204]/-0.0061" office:value-type="float" office:value="8.47058823529415" calcext:value-type="float">
            <text:p>8.4705882353</text:p>
          </table:table-cell>
          <table:table-cell table:formula="of:=POWER(10;[.D204]/20)" office:value-type="float" office:value="2.6517306703258" calcext:value-type="float">
            <text:p>2.65173067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204]-[.$B$6]" office:value-type="float" office:value="-1.20602980392157" calcext:value-type="float">
            <text:p>-1.2060298039</text:p>
          </table:table-cell>
          <table:table-cell table:formula="of:=[.B205]/23" office:value-type="float" office:value="-0.0524360784313728" calcext:value-type="float">
            <text:p>-0.0524360784</text:p>
          </table:table-cell>
          <table:table-cell table:formula="of:=[.C205]/-0.0061" office:value-type="float" office:value="8.59607843137259" calcext:value-type="float">
            <text:p>8.5960784314</text:p>
          </table:table-cell>
          <table:table-cell table:formula="of:=POWER(10;[.D205]/20)" office:value-type="float" office:value="2.69031988449872" calcext:value-type="float">
            <text:p>2.69031988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205]-[.$B$6]" office:value-type="float" office:value="-1.22363607843138" calcext:value-type="float">
            <text:p>-1.2236360784</text:p>
          </table:table-cell>
          <table:table-cell table:formula="of:=[.B206]/23" office:value-type="float" office:value="-0.0532015686274512" calcext:value-type="float">
            <text:p>-0.0532015686</text:p>
          </table:table-cell>
          <table:table-cell table:formula="of:=[.C206]/-0.0061" office:value-type="float" office:value="8.72156862745102" calcext:value-type="float">
            <text:p>8.7215686275</text:p>
          </table:table-cell>
          <table:table-cell table:formula="of:=POWER(10;[.D206]/20)" office:value-type="float" office:value="2.72947066680793" calcext:value-type="float">
            <text:p>2.72947066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06]-[.$B$6]" office:value-type="float" office:value="-1.24124235294118" calcext:value-type="float">
            <text:p>-1.2412423529</text:p>
          </table:table-cell>
          <table:table-cell table:formula="of:=[.B207]/23" office:value-type="float" office:value="-0.0539670588235297" calcext:value-type="float">
            <text:p>-0.0539670588</text:p>
          </table:table-cell>
          <table:table-cell table:formula="of:=[.C207]/-0.0061" office:value-type="float" office:value="8.84705882352945" calcext:value-type="float">
            <text:p>8.8470588235</text:p>
          </table:table-cell>
          <table:table-cell table:formula="of:=POWER(10;[.D207]/20)" office:value-type="float" office:value="2.76919118945331" calcext:value-type="float">
            <text:p>2.76919118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7]-[.$B$6]" office:value-type="float" office:value="-1.25884862745099" calcext:value-type="float">
            <text:p>-1.2588486275</text:p>
          </table:table-cell>
          <table:table-cell table:formula="of:=[.B208]/23" office:value-type="float" office:value="-0.0547325490196081" calcext:value-type="float">
            <text:p>-0.054732549</text:p>
          </table:table-cell>
          <table:table-cell table:formula="of:=[.C208]/-0.0061" office:value-type="float" office:value="8.97254901960788" calcext:value-type="float">
            <text:p>8.9725490196</text:p>
          </table:table-cell>
          <table:table-cell table:formula="of:=POWER(10;[.D208]/20)" office:value-type="float" office:value="2.80948974356041" calcext:value-type="float">
            <text:p>2.80948974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8]-[.$B$6]" office:value-type="float" office:value="-1.27645490196079" calcext:value-type="float">
            <text:p>-1.276454902</text:p>
          </table:table-cell>
          <table:table-cell table:formula="of:=[.B209]/23" office:value-type="float" office:value="-0.0554980392156865" calcext:value-type="float">
            <text:p>-0.0554980392</text:p>
          </table:table-cell>
          <table:table-cell table:formula="of:=[.C209]/-0.0061" office:value-type="float" office:value="9.09803921568631" calcext:value-type="float">
            <text:p>9.0980392157</text:p>
          </table:table-cell>
          <table:table-cell table:formula="of:=POWER(10;[.D209]/20)" office:value-type="float" office:value="2.85037474091104" calcext:value-type="float">
            <text:p>2.85037474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9]-[.$B$6]" office:value-type="float" office:value="-1.29406117647059" calcext:value-type="float">
            <text:p>-1.2940611765</text:p>
          </table:table-cell>
          <table:table-cell table:formula="of:=[.B210]/23" office:value-type="float" office:value="-0.056263529411765" calcext:value-type="float">
            <text:p>-0.0562635294</text:p>
          </table:table-cell>
          <table:table-cell table:formula="of:=[.C210]/-0.0061" office:value-type="float" office:value="9.22352941176474" calcext:value-type="float">
            <text:p>9.2235294118</text:p>
          </table:table-cell>
          <table:table-cell table:formula="of:=POWER(10;[.D210]/20)" office:value-type="float" office:value="2.8918547156992" calcext:value-type="float">
            <text:p>2.89185471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10]-[.$B$6]" office:value-type="float" office:value="-1.3116674509804" calcext:value-type="float">
            <text:p>-1.311667451</text:p>
          </table:table-cell>
          <table:table-cell table:formula="of:=[.B211]/23" office:value-type="float" office:value="-0.0570290196078434" calcext:value-type="float">
            <text:p>-0.0570290196</text:p>
          </table:table-cell>
          <table:table-cell table:formula="of:=[.C211]/-0.0061" office:value-type="float" office:value="9.34901960784318" calcext:value-type="float">
            <text:p>9.3490196078</text:p>
          </table:table-cell>
          <table:table-cell table:formula="of:=POWER(10;[.D211]/20)" office:value-type="float" office:value="2.9339383263124" calcext:value-type="float">
            <text:p>2.93393832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11]-[.$B$6]" office:value-type="float" office:value="-1.3292737254902" calcext:value-type="float">
            <text:p>-1.3292737255</text:p>
          </table:table-cell>
          <table:table-cell table:formula="of:=[.B212]/23" office:value-type="float" office:value="-0.0577945098039218" calcext:value-type="float">
            <text:p>-0.0577945098</text:p>
          </table:table-cell>
          <table:table-cell table:formula="of:=[.C212]/-0.0061" office:value-type="float" office:value="9.47450980392161" calcext:value-type="float">
            <text:p>9.4745098039</text:p>
          </table:table-cell>
          <table:table-cell table:formula="of:=POWER(10;[.D212]/20)" office:value-type="float" office:value="2.97663435713905" calcext:value-type="float">
            <text:p>2.976634357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12]-[.$B$6]" office:value-type="float" office:value="-1.34688000000001" calcext:value-type="float">
            <text:p>-1.34688</text:p>
          </table:table-cell>
          <table:table-cell table:formula="of:=[.B213]/23" office:value-type="float" office:value="-0.0585600000000003" calcext:value-type="float">
            <text:p>-0.05856</text:p>
          </table:table-cell>
          <table:table-cell table:formula="of:=[.C213]/-0.0061" office:value-type="float" office:value="9.60000000000004" calcext:value-type="float">
            <text:p>9.6</text:p>
          </table:table-cell>
          <table:table-cell table:formula="of:=POWER(10;[.D213]/20)" office:value-type="float" office:value="3.01995172040203" calcext:value-type="float">
            <text:p>3.0199517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13]-[.$B$6]" office:value-type="float" office:value="-1.36448627450981" calcext:value-type="float">
            <text:p>-1.3644862745</text:p>
          </table:table-cell>
          <table:table-cell table:formula="of:=[.B214]/23" office:value-type="float" office:value="-0.0593254901960787" calcext:value-type="float">
            <text:p>-0.0593254902</text:p>
          </table:table-cell>
          <table:table-cell table:formula="of:=[.C214]/-0.0061" office:value-type="float" office:value="9.72549019607847" calcext:value-type="float">
            <text:p>9.7254901961</text:p>
          </table:table-cell>
          <table:table-cell table:formula="of:=POWER(10;[.D214]/20)" office:value-type="float" office:value="3.06389945801904" calcext:value-type="float">
            <text:p>3.0638994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14]-[.$B$6]" office:value-type="float" office:value="-1.38209254901961" calcext:value-type="float">
            <text:p>-1.382092549</text:p>
          </table:table-cell>
          <table:table-cell table:formula="of:=[.B215]/23" office:value-type="float" office:value="-0.0600909803921571" calcext:value-type="float">
            <text:p>-0.0600909804</text:p>
          </table:table-cell>
          <table:table-cell table:formula="of:=[.C215]/-0.0061" office:value-type="float" office:value="9.8509803921569" calcext:value-type="float">
            <text:p>9.8509803922</text:p>
          </table:table-cell>
          <table:table-cell table:formula="of:=POWER(10;[.D215]/20)" office:value-type="float" office:value="3.10848674348995" calcext:value-type="float">
            <text:p>3.10848674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15]-[.$B$6]" office:value-type="float" office:value="-1.39969882352942" calcext:value-type="float">
            <text:p>-1.3996988235</text:p>
          </table:table-cell>
          <table:table-cell table:formula="of:=[.B216]/23" office:value-type="float" office:value="-0.0608564705882356" calcext:value-type="float">
            <text:p>-0.0608564706</text:p>
          </table:table-cell>
          <table:table-cell table:formula="of:=[.C216]/-0.0061" office:value-type="float" office:value="9.97647058823534" calcext:value-type="float">
            <text:p>9.9764705882</text:p>
          </table:table-cell>
          <table:table-cell table:formula="of:=POWER(10;[.D216]/20)" office:value-type="float" office:value="3.15372288381165" calcext:value-type="float">
            <text:p>3.15372288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16]-[.$B$6]" office:value-type="float" office:value="-1.41730509803922" calcext:value-type="float">
            <text:p>-1.417305098</text:p>
          </table:table-cell>
          <table:table-cell table:formula="of:=[.B217]/23" office:value-type="float" office:value="-0.061621960784314" calcext:value-type="float">
            <text:p>-0.0616219608</text:p>
          </table:table-cell>
          <table:table-cell table:formula="of:=[.C217]/-0.0061" office:value-type="float" office:value="10.1019607843138" calcext:value-type="float">
            <text:p>10.1019607843</text:p>
          </table:table-cell>
          <table:table-cell table:formula="of:=POWER(10;[.D217]/20)" office:value-type="float" office:value="3.19961732142076" calcext:value-type="float">
            <text:p>3.19961732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7]-[.$B$6]" office:value-type="float" office:value="-1.43491137254903" calcext:value-type="float">
            <text:p>-1.4349113725</text:p>
          </table:table-cell>
          <table:table-cell table:formula="of:=[.B218]/23" office:value-type="float" office:value="-0.0623874509803924" calcext:value-type="float">
            <text:p>-0.062387451</text:p>
          </table:table-cell>
          <table:table-cell table:formula="of:=[.C218]/-0.0061" office:value-type="float" office:value="10.2274509803922" calcext:value-type="float">
            <text:p>10.2274509804</text:p>
          </table:table-cell>
          <table:table-cell table:formula="of:=POWER(10;[.D218]/20)" office:value-type="float" office:value="3.24617963616463" calcext:value-type="float">
            <text:p>3.2461796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8]-[.$B$6]" office:value-type="float" office:value="-1.45251764705883" calcext:value-type="float">
            <text:p>-1.4525176471</text:p>
          </table:table-cell>
          <table:table-cell table:formula="of:=[.B219]/23" office:value-type="float" office:value="-0.0631529411764709" calcext:value-type="float">
            <text:p>-0.0631529412</text:p>
          </table:table-cell>
          <table:table-cell table:formula="of:=[.C219]/-0.0061" office:value-type="float" office:value="10.3529411764706" calcext:value-type="float">
            <text:p>10.3529411765</text:p>
          </table:table-cell>
          <table:table-cell table:formula="of:=POWER(10;[.D219]/20)" office:value-type="float" office:value="3.29341954730098" calcext:value-type="float">
            <text:p>3.29341954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9]-[.$B$6]" office:value-type="float" office:value="-1.47012392156863" calcext:value-type="float">
            <text:p>-1.4701239216</text:p>
          </table:table-cell>
          <table:table-cell table:formula="of:=[.B220]/23" office:value-type="float" office:value="-0.0639184313725493" calcext:value-type="float">
            <text:p>-0.0639184314</text:p>
          </table:table-cell>
          <table:table-cell table:formula="of:=[.C220]/-0.0061" office:value-type="float" office:value="10.4784313725491" calcext:value-type="float">
            <text:p>10.4784313725</text:p>
          </table:table-cell>
          <table:table-cell table:formula="of:=POWER(10;[.D220]/20)" office:value-type="float" office:value="3.34134691552667" calcext:value-type="float">
            <text:p>3.34134691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20]-[.$B$6]" office:value-type="float" office:value="-1.48773019607844" calcext:value-type="float">
            <text:p>-1.4877301961</text:p>
          </table:table-cell>
          <table:table-cell table:formula="of:=[.B221]/23" office:value-type="float" office:value="-0.0646839215686277" calcext:value-type="float">
            <text:p>-0.0646839216</text:p>
          </table:table-cell>
          <table:table-cell table:formula="of:=[.C221]/-0.0061" office:value-type="float" office:value="10.6039215686275" calcext:value-type="float">
            <text:p>10.6039215686</text:p>
          </table:table-cell>
          <table:table-cell table:formula="of:=POWER(10;[.D221]/20)" office:value-type="float" office:value="3.389971745036" calcext:value-type="float">
            <text:p>3.3899717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21]-[.$B$6]" office:value-type="float" office:value="-1.50533647058824" calcext:value-type="float">
            <text:p>-1.5053364706</text:p>
          </table:table-cell>
          <table:table-cell table:formula="of:=[.B222]/23" office:value-type="float" office:value="-0.0654494117647062" calcext:value-type="float">
            <text:p>-0.0654494118</text:p>
          </table:table-cell>
          <table:table-cell table:formula="of:=[.C222]/-0.0061" office:value-type="float" office:value="10.7294117647059" calcext:value-type="float">
            <text:p>10.7294117647</text:p>
          </table:table-cell>
          <table:table-cell table:formula="of:=POWER(10;[.D222]/20)" office:value-type="float" office:value="3.43930418560896" calcext:value-type="float">
            <text:p>3.43930418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22]-[.$B$6]" office:value-type="float" office:value="-1.52294274509805" calcext:value-type="float">
            <text:p>-1.5229427451</text:p>
          </table:table-cell>
          <table:table-cell table:formula="of:=[.B223]/23" office:value-type="float" office:value="-0.0662149019607846" calcext:value-type="float">
            <text:p>-0.066214902</text:p>
          </table:table-cell>
          <table:table-cell table:formula="of:=[.C223]/-0.0061" office:value-type="float" office:value="10.8549019607844" calcext:value-type="float">
            <text:p>10.8549019608</text:p>
          </table:table-cell>
          <table:table-cell table:formula="of:=POWER(10;[.D223]/20)" office:value-type="float" office:value="3.48935453472981" calcext:value-type="float">
            <text:p>3.48935453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23]-[.$B$6]" office:value-type="float" office:value="-1.54054901960785" calcext:value-type="float">
            <text:p>-1.5405490196</text:p>
          </table:table-cell>
          <table:table-cell table:formula="of:=[.B224]/23" office:value-type="float" office:value="-0.066980392156863" calcext:value-type="float">
            <text:p>-0.0669803922</text:p>
          </table:table-cell>
          <table:table-cell table:formula="of:=[.C224]/-0.0061" office:value-type="float" office:value="10.9803921568628" calcext:value-type="float">
            <text:p>10.9803921569</text:p>
          </table:table-cell>
          <table:table-cell table:formula="of:=POWER(10;[.D224]/20)" office:value-type="float" office:value="3.5401332397366" calcext:value-type="float">
            <text:p>3.540133239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24]-[.$B$6]" office:value-type="float" office:value="-1.55815529411765" calcext:value-type="float">
            <text:p>-1.5581552941</text:p>
          </table:table-cell>
          <table:table-cell table:formula="of:=[.B225]/23" office:value-type="float" office:value="-0.0677458823529415" calcext:value-type="float">
            <text:p>-0.0677458824</text:p>
          </table:table-cell>
          <table:table-cell table:formula="of:=[.C225]/-0.0061" office:value-type="float" office:value="11.1058823529412" calcext:value-type="float">
            <text:p>11.1058823529</text:p>
          </table:table-cell>
          <table:table-cell table:formula="of:=POWER(10;[.D225]/20)" office:value-type="float" office:value="3.59165090000187" calcext:value-type="float">
            <text:p>3.59165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25]-[.$B$6]" office:value-type="float" office:value="-1.57576156862746" calcext:value-type="float">
            <text:p>-1.5757615686</text:p>
          </table:table-cell>
          <table:table-cell table:formula="of:=[.B226]/23" office:value-type="float" office:value="-0.0685113725490199" calcext:value-type="float">
            <text:p>-0.0685113725</text:p>
          </table:table-cell>
          <table:table-cell table:formula="of:=[.C226]/-0.0061" office:value-type="float" office:value="11.2313725490197" calcext:value-type="float">
            <text:p>11.231372549</text:p>
          </table:table-cell>
          <table:table-cell table:formula="of:=POWER(10;[.D226]/20)" office:value-type="float" office:value="3.64391826914517" calcext:value-type="float">
            <text:p>3.64391826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26]-[.$B$6]" office:value-type="float" office:value="-1.59336784313726" calcext:value-type="float">
            <text:p>-1.5933678431</text:p>
          </table:table-cell>
          <table:table-cell table:formula="of:=[.B227]/23" office:value-type="float" office:value="-0.0692768627450984" calcext:value-type="float">
            <text:p>-0.0692768627</text:p>
          </table:table-cell>
          <table:table-cell table:formula="of:=[.C227]/-0.0061" office:value-type="float" office:value="11.3568627450981" calcext:value-type="float">
            <text:p>11.3568627451</text:p>
          </table:table-cell>
          <table:table-cell table:formula="of:=POWER(10;[.D227]/20)" office:value-type="float" office:value="3.69694625727768" calcext:value-type="float">
            <text:p>3.69694625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7]-[.$B$6]" office:value-type="float" office:value="-1.61097411764707" calcext:value-type="float">
            <text:p>-1.6109741176</text:p>
          </table:table-cell>
          <table:table-cell table:formula="of:=[.B228]/23" office:value-type="float" office:value="-0.0700423529411768" calcext:value-type="float">
            <text:p>-0.0700423529</text:p>
          </table:table-cell>
          <table:table-cell table:formula="of:=[.C228]/-0.0061" office:value-type="float" office:value="11.4823529411765" calcext:value-type="float">
            <text:p>11.4823529412</text:p>
          </table:table-cell>
          <table:table-cell table:formula="of:=POWER(10;[.D228]/20)" office:value-type="float" office:value="3.75074593327959" calcext:value-type="float">
            <text:p>3.7507459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8]-[.$B$6]" office:value-type="float" office:value="-1.62858039215687" calcext:value-type="float">
            <text:p>-1.6285803922</text:p>
          </table:table-cell>
          <table:table-cell table:formula="of:=[.B229]/23" office:value-type="float" office:value="-0.0708078431372552" calcext:value-type="float">
            <text:p>-0.0708078431</text:p>
          </table:table-cell>
          <table:table-cell table:formula="of:=[.C229]/-0.0061" office:value-type="float" office:value="11.607843137255" calcext:value-type="float">
            <text:p>11.6078431373</text:p>
          </table:table-cell>
          <table:table-cell table:formula="of:=POWER(10;[.D229]/20)" office:value-type="float" office:value="3.80532852711056" calcext:value-type="float">
            <text:p>3.80532852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9]-[.$B$6]" office:value-type="float" office:value="-1.64618666666667" calcext:value-type="float">
            <text:p>-1.6461866667</text:p>
          </table:table-cell>
          <table:table-cell table:formula="of:=[.B230]/23" office:value-type="float" office:value="-0.0715733333333337" calcext:value-type="float">
            <text:p>-0.0715733333</text:p>
          </table:table-cell>
          <table:table-cell table:formula="of:=[.C230]/-0.0061" office:value-type="float" office:value="11.7333333333334" calcext:value-type="float">
            <text:p>11.7333333333</text:p>
          </table:table-cell>
          <table:table-cell table:formula="of:=POWER(10;[.D230]/20)" office:value-type="float" office:value="3.86070543215384" calcext:value-type="float">
            <text:p>3.86070543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30]-[.$B$6]" office:value-type="float" office:value="-1.66379294117648" calcext:value-type="float">
            <text:p>-1.6637929412</text:p>
          </table:table-cell>
          <table:table-cell table:formula="of:=[.B231]/23" office:value-type="float" office:value="-0.0723388235294121" calcext:value-type="float">
            <text:p>-0.0723388235</text:p>
          </table:table-cell>
          <table:table-cell table:formula="of:=[.C231]/-0.0061" office:value-type="float" office:value="11.8588235294118" calcext:value-type="float">
            <text:p>11.8588235294</text:p>
          </table:table-cell>
          <table:table-cell table:formula="of:=POWER(10;[.D231]/20)" office:value-type="float" office:value="3.91688820759446" calcext:value-type="float">
            <text:p>3.916888207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31]-[.$B$6]" office:value-type="float" office:value="-1.68139921568628" calcext:value-type="float">
            <text:p>-1.6813992157</text:p>
          </table:table-cell>
          <table:table-cell table:formula="of:=[.B232]/23" office:value-type="float" office:value="-0.0731043137254905" calcext:value-type="float">
            <text:p>-0.0731043137</text:p>
          </table:table-cell>
          <table:table-cell table:formula="of:=[.C232]/-0.0061" office:value-type="float" office:value="11.9843137254902" calcext:value-type="float">
            <text:p>11.9843137255</text:p>
          </table:table-cell>
          <table:table-cell table:formula="of:=POWER(10;[.D232]/20)" office:value-type="float" office:value="3.97388858083209" calcext:value-type="float">
            <text:p>3.97388858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32]-[.$B$6]" office:value-type="float" office:value="-1.69900549019609" calcext:value-type="float">
            <text:p>-1.6990054902</text:p>
          </table:table-cell>
          <table:table-cell table:formula="of:=[.B233]/23" office:value-type="float" office:value="-0.073869803921569" calcext:value-type="float">
            <text:p>-0.0738698039</text:p>
          </table:table-cell>
          <table:table-cell table:formula="of:=[.C233]/-0.0061" office:value-type="float" office:value="12.1098039215687" calcext:value-type="float">
            <text:p>12.1098039216</text:p>
          </table:table-cell>
          <table:table-cell table:formula="of:=POWER(10;[.D233]/20)" office:value-type="float" office:value="4.03171844992893" calcext:value-type="float">
            <text:p>4.03171844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33]-[.$B$6]" office:value-type="float" office:value="-1.71661176470589" calcext:value-type="float">
            <text:p>-1.7166117647</text:p>
          </table:table-cell>
          <table:table-cell table:formula="of:=[.B234]/23" office:value-type="float" office:value="-0.0746352941176474" calcext:value-type="float">
            <text:p>-0.0746352941</text:p>
          </table:table-cell>
          <table:table-cell table:formula="of:=[.C234]/-0.0061" office:value-type="float" office:value="12.2352941176471" calcext:value-type="float">
            <text:p>12.2352941176</text:p>
          </table:table-cell>
          <table:table-cell table:formula="of:=POWER(10;[.D234]/20)" office:value-type="float" office:value="4.09038988609334" calcext:value-type="float">
            <text:p>4.09038988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34]-[.$B$6]" office:value-type="float" office:value="-1.73421803921569" calcext:value-type="float">
            <text:p>-1.7342180392</text:p>
          </table:table-cell>
          <table:table-cell table:formula="of:=[.B235]/23" office:value-type="float" office:value="-0.0754007843137258" calcext:value-type="float">
            <text:p>-0.0754007843</text:p>
          </table:table-cell>
          <table:table-cell table:formula="of:=[.C235]/-0.0061" office:value-type="float" office:value="12.3607843137255" calcext:value-type="float">
            <text:p>12.3607843137</text:p>
          </table:table-cell>
          <table:table-cell table:formula="of:=POWER(10;[.D235]/20)" office:value-type="float" office:value="4.14991513619945" calcext:value-type="float">
            <text:p>4.14991513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35]-[.$B$6]" office:value-type="float" office:value="-1.7518243137255" calcext:value-type="float">
            <text:p>-1.7518243137</text:p>
          </table:table-cell>
          <table:table-cell table:formula="of:=[.B236]/23" office:value-type="float" office:value="-0.0761662745098043" calcext:value-type="float">
            <text:p>-0.0761662745</text:p>
          </table:table-cell>
          <table:table-cell table:formula="of:=[.C236]/-0.0061" office:value-type="float" office:value="12.486274509804" calcext:value-type="float">
            <text:p>12.4862745098</text:p>
          </table:table-cell>
          <table:table-cell table:formula="of:=POWER(10;[.D236]/20)" office:value-type="float" office:value="4.21030662534361" calcext:value-type="float">
            <text:p>4.21030662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36]-[.$B$6]" office:value-type="float" office:value="-1.7694305882353" calcext:value-type="float">
            <text:p>-1.7694305882</text:p>
          </table:table-cell>
          <table:table-cell table:formula="of:=[.B237]/23" office:value-type="float" office:value="-0.0769317647058827" calcext:value-type="float">
            <text:p>-0.0769317647</text:p>
          </table:table-cell>
          <table:table-cell table:formula="of:=[.C237]/-0.0061" office:value-type="float" office:value="12.6117647058824" calcext:value-type="float">
            <text:p>12.6117647059</text:p>
          </table:table-cell>
          <table:table-cell table:formula="of:=POWER(10;[.D237]/20)" office:value-type="float" office:value="4.27157695943794" calcext:value-type="float">
            <text:p>4.27157695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7]-[.$B$6]" office:value-type="float" office:value="-1.78703686274511" calcext:value-type="float">
            <text:p>-1.7870368627</text:p>
          </table:table-cell>
          <table:table-cell table:formula="of:=[.B238]/23" office:value-type="float" office:value="-0.0776972549019611" calcext:value-type="float">
            <text:p>-0.0776972549</text:p>
          </table:table-cell>
          <table:table-cell table:formula="of:=[.C238]/-0.0061" office:value-type="float" office:value="12.7372549019608" calcext:value-type="float">
            <text:p>12.737254902</text:p>
          </table:table-cell>
          <table:table-cell table:formula="of:=POWER(10;[.D238]/20)" office:value-type="float" office:value="4.33373892784161" calcext:value-type="float">
            <text:p>4.33373892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8]-[.$B$6]" office:value-type="float" office:value="-1.80464313725491" calcext:value-type="float">
            <text:p>-1.8046431373</text:p>
          </table:table-cell>
          <table:table-cell table:formula="of:=[.B239]/23" office:value-type="float" office:value="-0.0784627450980396" calcext:value-type="float">
            <text:p>-0.0784627451</text:p>
          </table:table-cell>
          <table:table-cell table:formula="of:=[.C239]/-0.0061" office:value-type="float" office:value="12.8627450980393" calcext:value-type="float">
            <text:p>12.862745098</text:p>
          </table:table-cell>
          <table:table-cell table:formula="of:=POWER(10;[.D239]/20)" office:value-type="float" office:value="4.3968055060305" calcext:value-type="float">
            <text:p>4.3968055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9]-[.$B$6]" office:value-type="float" office:value="-1.82224941176471" calcext:value-type="float">
            <text:p>-1.8222494118</text:p>
          </table:table-cell>
          <table:table-cell table:formula="of:=[.B240]/23" office:value-type="float" office:value="-0.079228235294118" calcext:value-type="float">
            <text:p>-0.0792282353</text:p>
          </table:table-cell>
          <table:table-cell table:formula="of:=[.C240]/-0.0061" office:value-type="float" office:value="12.9882352941177" calcext:value-type="float">
            <text:p>12.9882352941</text:p>
          </table:table-cell>
          <table:table-cell table:formula="of:=POWER(10;[.D240]/20)" office:value-type="float" office:value="4.46078985830562" calcext:value-type="float">
            <text:p>4.46078985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40]-[.$B$6]" office:value-type="float" office:value="-1.83985568627452" calcext:value-type="float">
            <text:p>-1.8398556863</text:p>
          </table:table-cell>
          <table:table-cell table:formula="of:=[.B241]/23" office:value-type="float" office:value="-0.0799937254901964" calcext:value-type="float">
            <text:p>-0.0799937255</text:p>
          </table:table-cell>
          <table:table-cell table:formula="of:=[.C241]/-0.0061" office:value-type="float" office:value="13.1137254901961" calcext:value-type="float">
            <text:p>13.1137254902</text:p>
          </table:table-cell>
          <table:table-cell table:formula="of:=POWER(10;[.D241]/20)" office:value-type="float" office:value="4.525705340541" calcext:value-type="float">
            <text:p>4.52570534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41]-[.$B$6]" office:value-type="float" office:value="-1.85746196078432" calcext:value-type="float">
            <text:p>-1.8574619608</text:p>
          </table:table-cell>
          <table:table-cell table:formula="of:=[.B242]/23" office:value-type="float" office:value="-0.0807592156862749" calcext:value-type="float">
            <text:p>-0.0807592157</text:p>
          </table:table-cell>
          <table:table-cell table:formula="of:=[.C242]/-0.0061" office:value-type="float" office:value="13.2392156862746" calcext:value-type="float">
            <text:p>13.2392156863</text:p>
          </table:table-cell>
          <table:table-cell table:formula="of:=POWER(10;[.D242]/20)" office:value-type="float" office:value="4.59156550297152" calcext:value-type="float">
            <text:p>4.5915655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42]-[.$B$6]" office:value-type="float" office:value="-1.87506823529413" calcext:value-type="float">
            <text:p>-1.8750682353</text:p>
          </table:table-cell>
          <table:table-cell table:formula="of:=[.B243]/23" office:value-type="float" office:value="-0.0815247058823533" calcext:value-type="float">
            <text:p>-0.0815247059</text:p>
          </table:table-cell>
          <table:table-cell table:formula="of:=[.C243]/-0.0061" office:value-type="float" office:value="13.364705882353" calcext:value-type="float">
            <text:p>13.3647058824</text:p>
          </table:table-cell>
          <table:table-cell table:formula="of:=POWER(10;[.D243]/20)" office:value-type="float" office:value="4.65838409302138" calcext:value-type="float">
            <text:p>4.6583840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43]-[.$B$6]" office:value-type="float" office:value="-1.89267450980393" calcext:value-type="float">
            <text:p>-1.8926745098</text:p>
          </table:table-cell>
          <table:table-cell table:formula="of:=[.B244]/23" office:value-type="float" office:value="-0.0822901960784317" calcext:value-type="float">
            <text:p>-0.0822901961</text:p>
          </table:table-cell>
          <table:table-cell table:formula="of:=[.C244]/-0.0061" office:value-type="float" office:value="13.4901960784314" calcext:value-type="float">
            <text:p>13.4901960784</text:p>
          </table:table-cell>
          <table:table-cell table:formula="of:=POWER(10;[.D244]/20)" office:value-type="float" office:value="4.72617505817367" calcext:value-type="float">
            <text:p>4.72617505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44]-[.$B$6]" office:value-type="float" office:value="-1.91028078431373" calcext:value-type="float">
            <text:p>-1.9102807843</text:p>
          </table:table-cell>
          <table:table-cell table:formula="of:=[.B245]/23" office:value-type="float" office:value="-0.0830556862745102" calcext:value-type="float">
            <text:p>-0.0830556863</text:p>
          </table:table-cell>
          <table:table-cell table:formula="of:=[.C245]/-0.0061" office:value-type="float" office:value="13.6156862745099" calcext:value-type="float">
            <text:p>13.6156862745</text:p>
          </table:table-cell>
          <table:table-cell table:formula="of:=POWER(10;[.D245]/20)" office:value-type="float" office:value="4.79495254888171" calcext:value-type="float">
            <text:p>4.79495254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45]-[.$B$6]" office:value-type="float" office:value="-1.92788705882354" calcext:value-type="float">
            <text:p>-1.9278870588</text:p>
          </table:table-cell>
          <table:table-cell table:formula="of:=[.B246]/23" office:value-type="float" office:value="-0.0838211764705886" calcext:value-type="float">
            <text:p>-0.0838211765</text:p>
          </table:table-cell>
          <table:table-cell table:formula="of:=[.C246]/-0.0061" office:value-type="float" office:value="13.7411764705883" calcext:value-type="float">
            <text:p>13.7411764706</text:p>
          </table:table-cell>
          <table:table-cell table:formula="of:=POWER(10;[.D246]/20)" office:value-type="float" office:value="4.86473092152279" calcext:value-type="float">
            <text:p>4.86473092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46]-[.$B$6]" office:value-type="float" office:value="-1.94549333333334" calcext:value-type="float">
            <text:p>-1.9454933333</text:p>
          </table:table-cell>
          <table:table-cell table:formula="of:=[.B247]/23" office:value-type="float" office:value="-0.0845866666666671" calcext:value-type="float">
            <text:p>-0.0845866667</text:p>
          </table:table-cell>
          <table:table-cell table:formula="of:=[.C247]/-0.0061" office:value-type="float" office:value="13.8666666666667" calcext:value-type="float">
            <text:p>13.8666666667</text:p>
          </table:table-cell>
          <table:table-cell table:formula="of:=POWER(10;[.D247]/20)" office:value-type="float" office:value="4.93552474139484" calcext:value-type="float">
            <text:p>4.93552474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7]-[.$B$6]" office:value-type="float" office:value="-1.96309960784315" calcext:value-type="float">
            <text:p>-1.9630996078</text:p>
          </table:table-cell>
          <table:table-cell table:formula="of:=[.B248]/23" office:value-type="float" office:value="-0.0853521568627455" calcext:value-type="float">
            <text:p>-0.0853521569</text:p>
          </table:table-cell>
          <table:table-cell table:formula="of:=[.C248]/-0.0061" office:value-type="float" office:value="13.9921568627452" calcext:value-type="float">
            <text:p>13.9921568627</text:p>
          </table:table-cell>
          <table:table-cell table:formula="of:=POWER(10;[.D248]/20)" office:value-type="float" office:value="5.00734878575679" calcext:value-type="float">
            <text:p>5.00734878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8]-[.$B$6]" office:value-type="float" office:value="-1.98070588235295" calcext:value-type="float">
            <text:p>-1.9807058824</text:p>
          </table:table-cell>
          <table:table-cell table:formula="of:=[.B249]/23" office:value-type="float" office:value="-0.0861176470588239" calcext:value-type="float">
            <text:p>-0.0861176471</text:p>
          </table:table-cell>
          <table:table-cell table:formula="of:=[.C249]/-0.0061" office:value-type="float" office:value="14.1176470588236" calcext:value-type="float">
            <text:p>14.1176470588</text:p>
          </table:table-cell>
          <table:table-cell table:formula="of:=POWER(10;[.D249]/20)" office:value-type="float" office:value="5.08021804691306" calcext:value-type="float">
            <text:p>5.080218046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9]-[.$B$6]" office:value-type="float" office:value="-1.99831215686275" calcext:value-type="float">
            <text:p>-1.9983121569</text:p>
          </table:table-cell>
          <table:table-cell table:formula="of:=[.B250]/23" office:value-type="float" office:value="-0.0868831372549024" calcext:value-type="float">
            <text:p>-0.0868831373</text:p>
          </table:table-cell>
          <table:table-cell table:formula="of:=[.C250]/-0.0061" office:value-type="float" office:value="14.243137254902" calcext:value-type="float">
            <text:p>14.2431372549</text:p>
          </table:table-cell>
          <table:table-cell table:formula="of:=POWER(10;[.D250]/20)" office:value-type="float" office:value="5.15414773534305" calcext:value-type="float">
            <text:p>5.15414773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50]-[.$B$6]" office:value-type="float" office:value="-2.01591843137256" calcext:value-type="float">
            <text:p>-2.0159184314</text:p>
          </table:table-cell>
          <table:table-cell table:formula="of:=[.B251]/23" office:value-type="float" office:value="-0.0876486274509808" calcext:value-type="float">
            <text:p>-0.0876486275</text:p>
          </table:table-cell>
          <table:table-cell table:formula="of:=[.C251]/-0.0061" office:value-type="float" office:value="14.3686274509805" calcext:value-type="float">
            <text:p>14.368627451</text:p>
          </table:table-cell>
          <table:table-cell table:formula="of:=POWER(10;[.D251]/20)" office:value-type="float" office:value="5.22915328287612" calcext:value-type="float">
            <text:p>5.22915328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51]-[.$B$6]" office:value-type="float" office:value="-2.03352470588236" calcext:value-type="float">
            <text:p>-2.0335247059</text:p>
          </table:table-cell>
          <table:table-cell table:formula="of:=[.B252]/23" office:value-type="float" office:value="-0.0884141176470592" calcext:value-type="float">
            <text:p>-0.0884141176</text:p>
          </table:table-cell>
          <table:table-cell table:formula="of:=[.C252]/-0.0061" office:value-type="float" office:value="14.4941176470589" calcext:value-type="float">
            <text:p>14.4941176471</text:p>
          </table:table-cell>
          <table:table-cell table:formula="of:=POWER(10;[.D252]/20)" office:value-type="float" office:value="5.30525034591273" calcext:value-type="float">
            <text:p>5.30525034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52]-[.$B$6]" office:value-type="float" office:value="-2.05113098039217" calcext:value-type="float">
            <text:p>-2.0511309804</text:p>
          </table:table-cell>
          <table:table-cell table:formula="of:=[.B253]/23" office:value-type="float" office:value="-0.0891796078431377" calcext:value-type="float">
            <text:p>-0.0891796078</text:p>
          </table:table-cell>
          <table:table-cell table:formula="of:=[.C253]/-0.0061" office:value-type="float" office:value="14.6196078431373" calcext:value-type="float">
            <text:p>14.6196078431</text:p>
          </table:table-cell>
          <table:table-cell table:formula="of:=POWER(10;[.D253]/20)" office:value-type="float" office:value="5.38245480869259" calcext:value-type="float">
            <text:p>5.38245480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53]-[.$B$6]" office:value-type="float" office:value="-2.06873725490197" calcext:value-type="float">
            <text:p>-2.0687372549</text:p>
          </table:table-cell>
          <table:table-cell table:formula="of:=[.B254]/23" office:value-type="float" office:value="-0.0899450980392161" calcext:value-type="float">
            <text:p>-0.089945098</text:p>
          </table:table-cell>
          <table:table-cell table:formula="of:=[.C254]/-0.0061" office:value-type="float" office:value="14.7450980392158" calcext:value-type="float">
            <text:p>14.7450980392</text:p>
          </table:table-cell>
          <table:table-cell table:formula="of:=POWER(10;[.D254]/20)" office:value-type="float" office:value="5.46078278661018" calcext:value-type="float">
            <text:p>5.46078278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54]-[.$B$6]" office:value-type="float" office:value="-2.08634352941177" calcext:value-type="float">
            <text:p>-2.0863435294</text:p>
          </table:table-cell>
          <table:table-cell table:formula="of:=[.B255]/23" office:value-type="float" office:value="-0.0907105882352945" calcext:value-type="float">
            <text:p>-0.0907105882</text:p>
          </table:table-cell>
          <table:table-cell table:formula="of:=[.C255]/-0.0061" office:value-type="float" office:value="14.8705882352942" calcext:value-type="float">
            <text:p>14.8705882353</text:p>
          </table:table-cell>
          <table:table-cell table:formula="of:=POWER(10;[.D255]/20)" office:value-type="float" office:value="5.54025062957871" calcext:value-type="float">
            <text:p>5.54025062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55]-[.$B$6]" office:value-type="float" office:value="-2.10394980392158" calcext:value-type="float">
            <text:p>-2.1039498039</text:p>
          </table:table-cell>
          <table:table-cell table:formula="of:=[.B256]/23" office:value-type="float" office:value="-0.091476078431373" calcext:value-type="float">
            <text:p>-0.0914760784</text:p>
          </table:table-cell>
          <table:table-cell table:formula="of:=[.C256]/-0.0061" office:value-type="float" office:value="14.9960784313726" calcext:value-type="float">
            <text:p>14.9960784314</text:p>
          </table:table-cell>
          <table:table-cell table:formula="of:=POWER(10;[.D256]/20)" office:value-type="float" office:value="5.62087492544288" calcext:value-type="float">
            <text:p>5.62087492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56]-[.$B$6]" office:value-type="float" office:value="-2.12155607843138" calcext:value-type="float">
            <text:p>-2.1215560784</text:p>
          </table:table-cell>
          <table:table-cell table:formula="of:=[.B257]/23" office:value-type="float" office:value="-0.0922415686274514" calcext:value-type="float">
            <text:p>-0.0922415686</text:p>
          </table:table-cell>
          <table:table-cell table:formula="of:=[.C257]/-0.0061" office:value-type="float" office:value="15.1215686274511" calcext:value-type="float">
            <text:p>15.1215686275</text:p>
          </table:table-cell>
          <table:table-cell table:formula="of:=POWER(10;[.D257]/20)" office:value-type="float" office:value="5.70267250344142" calcext:value-type="float">
            <text:p>5.70267250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7]-[.$B$6]" office:value-type="float" office:value="-2.13916235294119" calcext:value-type="float">
            <text:p>-2.1391623529</text:p>
          </table:table-cell>
          <table:table-cell table:formula="of:=[.B258]/23" office:value-type="float" office:value="-0.0930070588235298" calcext:value-type="float">
            <text:p>-0.0930070588</text:p>
          </table:table-cell>
          <table:table-cell table:formula="of:=[.C258]/-0.0061" office:value-type="float" office:value="15.2470588235295" calcext:value-type="float">
            <text:p>15.2470588235</text:p>
          </table:table-cell>
          <table:table-cell table:formula="of:=POWER(10;[.D258]/20)" office:value-type="float" office:value="5.78566043771993" calcext:value-type="float">
            <text:p>5.78566043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8]-[.$B$6]" office:value-type="float" office:value="-2.15676862745099" calcext:value-type="float">
            <text:p>-2.1567686275</text:p>
          </table:table-cell>
          <table:table-cell table:formula="of:=[.B259]/23" office:value-type="float" office:value="-0.0937725490196083" calcext:value-type="float">
            <text:p>-0.093772549</text:p>
          </table:table-cell>
          <table:table-cell table:formula="of:=[.C259]/-0.0061" office:value-type="float" office:value="15.3725490196079" calcext:value-type="float">
            <text:p>15.3725490196</text:p>
          </table:table-cell>
          <table:table-cell table:formula="of:=POWER(10;[.D259]/20)" office:value-type="float" office:value="5.86985605089489" calcext:value-type="float">
            <text:p>5.86985605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9]-[.$B$6]" office:value-type="float" office:value="-2.17437490196079" calcext:value-type="float">
            <text:p>-2.174374902</text:p>
          </table:table-cell>
          <table:table-cell table:formula="of:=[.B260]/23" office:value-type="float" office:value="-0.0945380392156867" calcext:value-type="float">
            <text:p>-0.0945380392</text:p>
          </table:table-cell>
          <table:table-cell table:formula="of:=[.C260]/-0.0061" office:value-type="float" office:value="15.4980392156863" calcext:value-type="float">
            <text:p>15.4980392157</text:p>
          </table:table-cell>
          <table:table-cell table:formula="of:=POWER(10;[.D260]/20)" office:value-type="float" office:value="5.95527691766955" calcext:value-type="float">
            <text:p>5.95527691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60]-[.$B$6]" office:value-type="float" office:value="-2.1919811764706" calcext:value-type="float">
            <text:p>-2.1919811765</text:p>
          </table:table-cell>
          <table:table-cell table:formula="of:=[.B261]/23" office:value-type="float" office:value="-0.0953035294117652" calcext:value-type="float">
            <text:p>-0.0953035294</text:p>
          </table:table-cell>
          <table:table-cell table:formula="of:=[.C261]/-0.0061" office:value-type="float" office:value="15.6235294117648" calcext:value-type="float">
            <text:p>15.6235294118</text:p>
          </table:table-cell>
          <table:table-cell table:formula="of:=POWER(10;[.D261]/20)" office:value-type="float" office:value="6.04194086850236" calcext:value-type="float">
            <text:p>6.04194086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61]-[.$B$6]" office:value-type="float" office:value="-2.2095874509804" calcext:value-type="float">
            <text:p>-2.209587451</text:p>
          </table:table-cell>
          <table:table-cell table:formula="of:=[.B262]/23" office:value-type="float" office:value="-0.0960690196078436" calcext:value-type="float">
            <text:p>-0.0960690196</text:p>
          </table:table-cell>
          <table:table-cell table:formula="of:=[.C262]/-0.0061" office:value-type="float" office:value="15.7490196078432" calcext:value-type="float">
            <text:p>15.7490196078</text:p>
          </table:table-cell>
          <table:table-cell table:formula="of:=POWER(10;[.D262]/20)" office:value-type="float" office:value="6.12986599332889" calcext:value-type="float">
            <text:p>6.12986599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62]-[.$B$6]" office:value-type="float" office:value="-2.22719372549021" calcext:value-type="float">
            <text:p>-2.2271937255</text:p>
          </table:table-cell>
          <table:table-cell table:formula="of:=[.B263]/23" office:value-type="float" office:value="-0.096834509803922" calcext:value-type="float">
            <text:p>-0.0968345098</text:p>
          </table:table-cell>
          <table:table-cell table:formula="of:=[.C263]/-0.0061" office:value-type="float" office:value="15.8745098039216" calcext:value-type="float">
            <text:p>15.8745098039</text:p>
          </table:table-cell>
          <table:table-cell table:formula="of:=POWER(10;[.D263]/20)" office:value-type="float" office:value="6.21907064533783" calcext:value-type="float">
            <text:p>6.21907064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63]-[.$B$6]" office:value-type="float" office:value="-2.24480000000001" calcext:value-type="float">
            <text:p>-2.2448</text:p>
          </table:table-cell>
          <table:table-cell table:formula="of:=[.B264]/23" office:value-type="float" office:value="-0.0976000000000004" calcext:value-type="float">
            <text:p>-0.0976</text:p>
          </table:table-cell>
          <table:table-cell table:formula="of:=[.C264]/-0.0061" office:value-type="float" office:value="16.0000000000001" calcext:value-type="float">
            <text:p>16</text:p>
          </table:table-cell>
          <table:table-cell table:formula="of:=POWER(10;[.D264]/20)" office:value-type="float" office:value="6.30957344480199" calcext:value-type="float">
            <text:p>6.3095734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29:15.397876257</meta:creation-date>
    <meta:generator>LibreOffice/4.2.8.2$Linux_X86_64 LibreOffice_project/420m0$Build-2</meta:generator>
    <dc:date>2016-04-13T16:17:18.988891422</dc:date>
    <meta:editing-duration>PT40M36S</meta:editing-duration>
    <meta:editing-cycles>13</meta:editing-cycles>
    <meta:document-statistic meta:table-count="1" meta:cell-count="1295" meta:object-count="0"/>
  </office:meta>
</office:document-meta>
</file>